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8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ms" table:style-name="ta1">
        <table:shapes>
          <draw:frame draw:z-index="0" draw:style-name="gr1" draw:text-style-name="P1" svg:width="12.657cm" svg:height="9.058cm" svg:x="18.806cm" svg:y="1.62cm">
            <draw:object draw:notify-on-update-of-ranges="rms.A1:rms.A1 rms.A2:rms.A109 rms.B1:rms.B1 rms.B2:rms.B109 rms.C1:rms.C1 rms.C2:rms.C109 rms.D1:rms.D1 rms.D2:rms.D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ocals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0.150357256643474" calcext:value-type="float">
            <text:p>0,150357256643474</text:p>
          </table:table-cell>
          <table:table-cell office:value-type="float" office:value="4.99000353738666" calcext:value-type="float">
            <text:p>4,99000353738666</text:p>
          </table:table-cell>
          <table:table-cell office:value-type="float" office:value="0.315840065013617" calcext:value-type="float">
            <text:p>0,315840065013617</text:p>
          </table:table-cell>
          <table:table-cell office:value-type="float" office:value="1.22753088362515" calcext:value-type="float">
            <text:p>1,22753088362515</text:p>
          </table:table-cell>
        </table:table-row>
        <table:table-row table:style-name="ro1">
          <table:table-cell office:value-type="float" office:value="0.412890396546572" calcext:value-type="float">
            <text:p>0,412890396546572</text:p>
          </table:table-cell>
          <table:table-cell office:value-type="float" office:value="2.80197733081877" calcext:value-type="float">
            <text:p>2,80197733081877</text:p>
          </table:table-cell>
          <table:table-cell office:value-type="float" office:value="0.325521774357185" calcext:value-type="float">
            <text:p>0,325521774357185</text:p>
          </table:table-cell>
          <table:table-cell office:value-type="float" office:value="1.06198841240257" calcext:value-type="float">
            <text:p>1,06198841240257</text:p>
          </table:table-cell>
        </table:table-row>
        <table:table-row table:style-name="ro1">
          <table:table-cell office:value-type="float" office:value="0.462575088022277" calcext:value-type="float">
            <text:p>0,462575088022277</text:p>
          </table:table-cell>
          <table:table-cell office:value-type="float" office:value="25.9794238954783" calcext:value-type="float">
            <text:p>25,9794238954783</text:p>
          </table:table-cell>
          <table:table-cell office:value-type="float" office:value="7.57750310003758" calcext:value-type="float">
            <text:p>7,57750310003758</text:p>
          </table:table-cell>
          <table:table-cell office:value-type="float" office:value="1.36721390299499" calcext:value-type="float">
            <text:p>1,36721390299499</text:p>
          </table:table-cell>
        </table:table-row>
        <table:table-row table:style-name="ro1">
          <table:table-cell office:value-type="float" office:value="0.415189453633502" calcext:value-type="float">
            <text:p>0,415189453633502</text:p>
          </table:table-cell>
          <table:table-cell office:value-type="float" office:value="3.512526396662" calcext:value-type="float">
            <text:p>3,512526396662</text:p>
          </table:table-cell>
          <table:table-cell office:value-type="float" office:value="3.15044075250626" calcext:value-type="float">
            <text:p>3,15044075250626</text:p>
          </table:table-cell>
          <table:table-cell office:value-type="float" office:value="1.53387885075063" calcext:value-type="float">
            <text:p>1,53387885075063</text:p>
          </table:table-cell>
        </table:table-row>
        <table:table-row table:style-name="ro1">
          <table:table-cell office:value-type="float" office:value="1.03169772773981" calcext:value-type="float">
            <text:p>1,03169772773981</text:p>
          </table:table-cell>
          <table:table-cell office:value-type="float" office:value="1.27908226568252" calcext:value-type="float">
            <text:p>1,27908226568252</text:p>
          </table:table-cell>
          <table:table-cell office:value-type="float" office:value="0.406459352234378" calcext:value-type="float">
            <text:p>0,406459352234378</text:p>
          </table:table-cell>
          <table:table-cell office:value-type="float" office:value="1.78669719025493" calcext:value-type="float">
            <text:p>1,78669719025493</text:p>
          </table:table-cell>
        </table:table-row>
        <table:table-row table:style-name="ro1">
          <table:table-cell office:value-type="float" office:value="1.15130678750575" calcext:value-type="float">
            <text:p>1,15130678750575</text:p>
          </table:table-cell>
          <table:table-cell office:value-type="float" office:value="0.715610512997955" calcext:value-type="float">
            <text:p>0,715610512997955</text:p>
          </table:table-cell>
          <table:table-cell office:value-type="float" office:value="0.657171418424696" calcext:value-type="float">
            <text:p>0,657171418424696</text:p>
          </table:table-cell>
          <table:table-cell office:value-type="float" office:value="2.14190687984228" calcext:value-type="float">
            <text:p>2,14190687984228</text:p>
          </table:table-cell>
        </table:table-row>
        <table:table-row table:style-name="ro1">
          <table:table-cell office:value-type="float" office:value="0.957921904046089" calcext:value-type="float">
            <text:p>0,957921904046089</text:p>
          </table:table-cell>
          <table:table-cell office:value-type="float" office:value="0.516557367518544" calcext:value-type="float">
            <text:p>0,516557367518544</text:p>
          </table:table-cell>
          <table:table-cell office:value-type="float" office:value="0.580432009883225" calcext:value-type="float">
            <text:p>0,580432009883225</text:p>
          </table:table-cell>
          <table:table-cell office:value-type="float" office:value="2.18746322207153" calcext:value-type="float">
            <text:p>2,18746322207153</text:p>
          </table:table-cell>
        </table:table-row>
        <table:table-row table:style-name="ro1">
          <table:table-cell office:value-type="float" office:value="0.476086017442867" calcext:value-type="float">
            <text:p>0,476086017442867</text:p>
          </table:table-cell>
          <table:table-cell office:value-type="float" office:value="0.330052542267367" calcext:value-type="float">
            <text:p>0,330052542267367</text:p>
          </table:table-cell>
          <table:table-cell office:value-type="float" office:value="0.323987856972963" calcext:value-type="float">
            <text:p>0,323987856972963</text:p>
          </table:table-cell>
          <table:table-cell office:value-type="float" office:value="1.04268174618483" calcext:value-type="float">
            <text:p>1,04268174618483</text:p>
          </table:table-cell>
        </table:table-row>
        <table:table-row table:style-name="ro1">
          <table:table-cell office:value-type="float" office:value="0.369385146768764" calcext:value-type="float">
            <text:p>0,369385146768764</text:p>
          </table:table-cell>
          <table:table-cell office:value-type="float" office:value="21.4792806655169" calcext:value-type="float">
            <text:p>21,4792806655169</text:p>
          </table:table-cell>
          <table:table-cell office:value-type="float" office:value="4.08720271661878" calcext:value-type="float">
            <text:p>4,08720271661878</text:p>
          </table:table-cell>
          <table:table-cell office:value-type="float" office:value="1.69354153331369" calcext:value-type="float">
            <text:p>1,69354153331369</text:p>
          </table:table-cell>
        </table:table-row>
        <table:table-row table:style-name="ro1">
          <table:table-cell office:value-type="float" office:value="0.242113150306977" calcext:value-type="float">
            <text:p>0,242113150306977</text:p>
          </table:table-cell>
          <table:table-cell office:value-type="float" office:value="2.19666864722967" calcext:value-type="float">
            <text:p>2,19666864722967</text:p>
          </table:table-cell>
          <table:table-cell office:value-type="float" office:value="1.48264691233635" calcext:value-type="float">
            <text:p>1,48264691233635</text:p>
          </table:table-cell>
          <table:table-cell office:value-type="float" office:value="1.28603121265769" calcext:value-type="float">
            <text:p>1,28603121265769</text:p>
          </table:table-cell>
        </table:table-row>
        <table:table-row table:style-name="ro1">
          <table:table-cell office:value-type="float" office:value="0.243539863731712" calcext:value-type="float">
            <text:p>0,243539863731712</text:p>
          </table:table-cell>
          <table:table-cell office:value-type="float" office:value="0.611040508374572" calcext:value-type="float">
            <text:p>0,611040508374572</text:p>
          </table:table-cell>
          <table:table-cell office:value-type="float" office:value="0.453498971182853" calcext:value-type="float">
            <text:p>0,453498971182853</text:p>
          </table:table-cell>
          <table:table-cell office:value-type="float" office:value="0.748272810596973" calcext:value-type="float">
            <text:p>0,748272810596973</text:p>
          </table:table-cell>
        </table:table-row>
        <table:table-row table:style-name="ro1">
          <table:table-cell office:value-type="float" office:value="0.0581773565500043" calcext:value-type="float">
            <text:p>0,0581773565500043</text:p>
          </table:table-cell>
          <table:table-cell office:value-type="float" office:value="0.413057103287429" calcext:value-type="float">
            <text:p>0,413057103287429</text:p>
          </table:table-cell>
          <table:table-cell office:value-type="float" office:value="0.127351959235966" calcext:value-type="float">
            <text:p>0,127351959235966</text:p>
          </table:table-cell>
          <table:table-cell office:value-type="float" office:value="0.242760957917199" calcext:value-type="float">
            <text:p>0,242760957917199</text:p>
          </table:table-cell>
        </table:table-row>
        <table:table-row table:style-name="ro1">
          <table:table-cell office:value-type="float" office:value="0.276362232398242" calcext:value-type="float">
            <text:p>0,276362232398242</text:p>
          </table:table-cell>
          <table:table-cell office:value-type="float" office:value="1.02744367904961" calcext:value-type="float">
            <text:p>1,02744367904961</text:p>
          </table:table-cell>
          <table:table-cell office:value-type="float" office:value="0.221625392441638" calcext:value-type="float">
            <text:p>0,221625392441638</text:p>
          </table:table-cell>
          <table:table-cell office:value-type="float" office:value="0.821508816443384" calcext:value-type="float">
            <text:p>0,821508816443384</text:p>
          </table:table-cell>
        </table:table-row>
        <table:table-row table:style-name="ro1">
          <table:table-cell office:value-type="float" office:value="0.239098910242319" calcext:value-type="float">
            <text:p>0,239098910242319</text:p>
          </table:table-cell>
          <table:table-cell office:value-type="float" office:value="0.641462451312691" calcext:value-type="float">
            <text:p>0,641462451312691</text:p>
          </table:table-cell>
          <table:table-cell office:value-type="float" office:value="0.301979976939037" calcext:value-type="float">
            <text:p>0,301979976939037</text:p>
          </table:table-cell>
          <table:table-cell office:value-type="float" office:value="0.723551958799362" calcext:value-type="float">
            <text:p>0,723551958799362</text:p>
          </table:table-cell>
        </table:table-row>
        <table:table-row table:style-name="ro1">
          <table:table-cell office:value-type="float" office:value="0.395735347410664" calcext:value-type="float">
            <text:p>0,395735347410664</text:p>
          </table:table-cell>
          <table:table-cell office:value-type="float" office:value="15.8224310725927" calcext:value-type="float">
            <text:p>15,8224310725927</text:p>
          </table:table-cell>
          <table:table-cell office:value-type="float" office:value="3.1627060379833" calcext:value-type="float">
            <text:p>3,1627060379833</text:p>
          </table:table-cell>
          <table:table-cell office:value-type="float" office:value="0.837706436868757" calcext:value-type="float">
            <text:p>0,837706436868757</text:p>
          </table:table-cell>
        </table:table-row>
        <table:table-row table:style-name="ro1">
          <table:table-cell office:value-type="float" office:value="0.395735347410664" calcext:value-type="float">
            <text:p>0,395735347410664</text:p>
          </table:table-cell>
          <table:table-cell office:value-type="float" office:value="15.8224310725927" calcext:value-type="float">
            <text:p>15,8224310725927</text:p>
          </table:table-cell>
          <table:table-cell office:value-type="float" office:value="3.1627060379833" calcext:value-type="float">
            <text:p>3,1627060379833</text:p>
          </table:table-cell>
          <table:table-cell office:value-type="float" office:value="1.29495153669268" calcext:value-type="float">
            <text:p>1,29495153669268</text:p>
          </table:table-cell>
        </table:table-row>
        <table:table-row table:style-name="ro1">
          <table:table-cell office:value-type="float" office:value="0.0754017528379336" calcext:value-type="float">
            <text:p>0,0754017528379336</text:p>
          </table:table-cell>
          <table:table-cell office:value-type="float" office:value="0.353148963768035" calcext:value-type="float">
            <text:p>0,353148963768035</text:p>
          </table:table-cell>
          <table:table-cell office:value-type="float" office:value="0.118029958684929" calcext:value-type="float">
            <text:p>0,118029958684929</text:p>
          </table:table-cell>
          <table:table-cell office:value-type="float" office:value="0.314508710289374" calcext:value-type="float">
            <text:p>0,314508710289374</text:p>
          </table:table-cell>
        </table:table-row>
        <table:table-row table:style-name="ro1">
          <table:table-cell office:value-type="float" office:value="0.1066944168997" calcext:value-type="float">
            <text:p>0,1066944168997</text:p>
          </table:table-cell>
          <table:table-cell office:value-type="float" office:value="0.279814266832545" calcext:value-type="float">
            <text:p>0,279814266832545</text:p>
          </table:table-cell>
          <table:table-cell office:value-type="float" office:value="0.100749515695497" calcext:value-type="float">
            <text:p>0,100749515695497</text:p>
          </table:table-cell>
          <table:table-cell office:value-type="float" office:value="0.353401730535552" calcext:value-type="float">
            <text:p>0,353401730535552</text:p>
          </table:table-cell>
        </table:table-row>
        <table:table-row table:style-name="ro1">
          <table:table-cell office:value-type="float" office:value="0.0488543846586254" calcext:value-type="float">
            <text:p>0,0488543846586254</text:p>
          </table:table-cell>
          <table:table-cell office:value-type="float" office:value="0.448158476501703" calcext:value-type="float">
            <text:p>0,448158476501703</text:p>
          </table:table-cell>
          <table:table-cell office:value-type="float" office:value="0.113507914647926" calcext:value-type="float">
            <text:p>0,113507914647926</text:p>
          </table:table-cell>
          <table:table-cell office:value-type="float" office:value="0.238158827414736" calcext:value-type="float">
            <text:p>0,238158827414736</text:p>
          </table:table-cell>
        </table:table-row>
        <table:table-row table:style-name="ro1">
          <table:table-cell office:value-type="float" office:value="0.0429159226769116" calcext:value-type="float">
            <text:p>0,0429159226769116</text:p>
          </table:table-cell>
          <table:table-cell office:value-type="float" office:value="0.427443563239649" calcext:value-type="float">
            <text:p>0,427443563239649</text:p>
          </table:table-cell>
          <table:table-cell office:value-type="float" office:value="0.0607703950663563" calcext:value-type="float">
            <text:p>0,0607703950663563</text:p>
          </table:table-cell>
          <table:table-cell office:value-type="float" office:value="0.185475175385363" calcext:value-type="float">
            <text:p>0,185475175385363</text:p>
          </table:table-cell>
        </table:table-row>
        <table:table-row table:style-name="ro1">
          <table:table-cell office:value-type="float" office:value="4.55228053033352" calcext:value-type="float">
            <text:p>4,55228053033352</text:p>
          </table:table-cell>
          <table:table-cell office:value-type="float" office:value="7.70482094958425" calcext:value-type="float">
            <text:p>7,70482094958425</text:p>
          </table:table-cell>
          <table:table-cell office:value-type="float" office:value="12.7326659858227" calcext:value-type="float">
            <text:p>12,7326659858227</text:p>
          </table:table-cell>
          <table:table-cell office:value-type="float" office:value="9.3738129362464" calcext:value-type="float">
            <text:p>9,3738129362464</text:p>
          </table:table-cell>
        </table:table-row>
        <table:table-row table:style-name="ro1">
          <table:table-cell office:value-type="float" office:value="0.110840162960812" calcext:value-type="float">
            <text:p>0,110840162960812</text:p>
          </table:table-cell>
          <table:table-cell office:value-type="float" office:value="1.15374743472785" calcext:value-type="float">
            <text:p>1,15374743472785</text:p>
          </table:table-cell>
          <table:table-cell office:value-type="float" office:value="0.547914183698595" calcext:value-type="float">
            <text:p>0,547914183698595</text:p>
          </table:table-cell>
          <table:table-cell office:value-type="float" office:value="0.845397764351219" calcext:value-type="float">
            <text:p>0,845397764351219</text:p>
          </table:table-cell>
        </table:table-row>
        <table:table-row table:style-name="ro1">
          <table:table-cell office:value-type="float" office:value="0.145297017297708" calcext:value-type="float">
            <text:p>0,145297017297708</text:p>
          </table:table-cell>
          <table:table-cell office:value-type="float" office:value="0.435507012298331" calcext:value-type="float">
            <text:p>0,435507012298331</text:p>
          </table:table-cell>
          <table:table-cell office:value-type="float" office:value="0.175679466337897" calcext:value-type="float">
            <text:p>0,175679466337897</text:p>
          </table:table-cell>
          <table:table-cell office:value-type="float" office:value="0.484381598653272" calcext:value-type="float">
            <text:p>0,484381598653272</text:p>
          </table:table-cell>
        </table:table-row>
        <table:table-row table:style-name="ro1">
          <table:table-cell office:value-type="float" office:value="0.13118922652211" calcext:value-type="float">
            <text:p>0,13118922652211</text:p>
          </table:table-cell>
          <table:table-cell office:value-type="float" office:value="0.254777376540005" calcext:value-type="float">
            <text:p>0,254777376540005</text:p>
          </table:table-cell>
          <table:table-cell office:value-type="float" office:value="0.116261231596582" calcext:value-type="float">
            <text:p>0,116261231596582</text:p>
          </table:table-cell>
          <table:table-cell office:value-type="float" office:value="0.284523965092376" calcext:value-type="float">
            <text:p>0,284523965092376</text:p>
          </table:table-cell>
        </table:table-row>
        <table:table-row table:style-name="ro1">
          <table:table-cell office:value-type="float" office:value="0.13118922652211" calcext:value-type="float">
            <text:p>0,13118922652211</text:p>
          </table:table-cell>
          <table:table-cell office:value-type="float" office:value="0.254777376540005" calcext:value-type="float">
            <text:p>0,254777376540005</text:p>
          </table:table-cell>
          <table:table-cell office:value-type="float" office:value="0.116261231596582" calcext:value-type="float">
            <text:p>0,116261231596582</text:p>
          </table:table-cell>
          <table:table-cell office:value-type="float" office:value="0.284523965092376" calcext:value-type="float">
            <text:p>0,284523965092376</text:p>
          </table:table-cell>
        </table:table-row>
        <table:table-row table:style-name="ro1">
          <table:table-cell office:value-type="float" office:value="0.289134361082688" calcext:value-type="float">
            <text:p>0,289134361082688</text:p>
          </table:table-cell>
          <table:table-cell office:value-type="float" office:value="1.0930699063465" calcext:value-type="float">
            <text:p>1,0930699063465</text:p>
          </table:table-cell>
          <table:table-cell office:value-type="float" office:value="0.180787043063901" calcext:value-type="float">
            <text:p>0,180787043063901</text:p>
          </table:table-cell>
          <table:table-cell office:value-type="float" office:value="1.02814577985555" calcext:value-type="float">
            <text:p>1,02814577985555</text:p>
          </table:table-cell>
        </table:table-row>
        <table:table-row table:style-name="ro1">
          <table:table-cell office:value-type="float" office:value="1.38115463778377" calcext:value-type="float">
            <text:p>1,38115463778377</text:p>
          </table:table-cell>
          <table:table-cell office:value-type="float" office:value="24.5011039078236" calcext:value-type="float">
            <text:p>24,5011039078236</text:p>
          </table:table-cell>
          <table:table-cell office:value-type="float" office:value="9.19877365231514" calcext:value-type="float">
            <text:p>9,19877365231514</text:p>
          </table:table-cell>
          <table:table-cell office:value-type="float" office:value="5.64057799056172" calcext:value-type="float">
            <text:p>5,64057799056172</text:p>
          </table:table-cell>
        </table:table-row>
        <table:table-row table:style-name="ro1">
          <table:table-cell office:value-type="float" office:value="0.0756413355702534" calcext:value-type="float">
            <text:p>0,0756413355702534</text:p>
          </table:table-cell>
          <table:table-cell office:value-type="float" office:value="0.897101999726147" calcext:value-type="float">
            <text:p>0,897101999726147</text:p>
          </table:table-cell>
          <table:table-cell office:value-type="float" office:value="0.592853815760464" calcext:value-type="float">
            <text:p>0,592853815760464</text:p>
          </table:table-cell>
          <table:table-cell office:value-type="float" office:value="0.807739445008338" calcext:value-type="float">
            <text:p>0,807739445008338</text:p>
          </table:table-cell>
        </table:table-row>
        <table:table-row table:style-name="ro1">
          <table:table-cell office:value-type="float" office:value="0.136866408865899" calcext:value-type="float">
            <text:p>0,136866408865899</text:p>
          </table:table-cell>
          <table:table-cell office:value-type="float" office:value="0.38748505176045" calcext:value-type="float">
            <text:p>0,38748505176045</text:p>
          </table:table-cell>
          <table:table-cell office:value-type="float" office:value="0.0849911084515043" calcext:value-type="float">
            <text:p>0,0849911084515043</text:p>
          </table:table-cell>
          <table:table-cell office:value-type="float" office:value="0.359274097718298" calcext:value-type="float">
            <text:p>0,359274097718298</text:p>
          </table:table-cell>
        </table:table-row>
        <table:table-row table:style-name="ro1">
          <table:table-cell office:value-type="float" office:value="0.0688327636453323" calcext:value-type="float">
            <text:p>0,0688327636453323</text:p>
          </table:table-cell>
          <table:table-cell office:value-type="float" office:value="0.263277092017233" calcext:value-type="float">
            <text:p>0,263277092017233</text:p>
          </table:table-cell>
          <table:table-cell office:value-type="float" office:value="0.0849879288580269" calcext:value-type="float">
            <text:p>0,0849879288580269</text:p>
          </table:table-cell>
          <table:table-cell office:value-type="float" office:value="0.300749117741361" calcext:value-type="float">
            <text:p>0,300749117741361</text:p>
          </table:table-cell>
        </table:table-row>
        <table:table-row table:style-name="ro1">
          <table:table-cell office:value-type="float" office:value="0.101386060123332" calcext:value-type="float">
            <text:p>0,101386060123332</text:p>
          </table:table-cell>
          <table:table-cell office:value-type="float" office:value="0.215499414480291" calcext:value-type="float">
            <text:p>0,215499414480291</text:p>
          </table:table-cell>
          <table:table-cell office:value-type="float" office:value="0.0798316250438802" calcext:value-type="float">
            <text:p>0,0798316250438802</text:p>
          </table:table-cell>
          <table:table-cell office:value-type="float" office:value="0.275142374448478" calcext:value-type="float">
            <text:p>0,275142374448478</text:p>
          </table:table-cell>
        </table:table-row>
        <table:table-row table:style-name="ro1">
          <table:table-cell office:value-type="float" office:value="0.184252727194689" calcext:value-type="float">
            <text:p>0,184252727194689</text:p>
          </table:table-cell>
          <table:table-cell office:value-type="float" office:value="0.243656206293963" calcext:value-type="float">
            <text:p>0,243656206293963</text:p>
          </table:table-cell>
          <table:table-cell office:value-type="float" office:value="0.121856384794228" calcext:value-type="float">
            <text:p>0,121856384794228</text:p>
          </table:table-cell>
          <table:table-cell office:value-type="float" office:value="0.379737437469885" calcext:value-type="float">
            <text:p>0,379737437469885</text:p>
          </table:table-cell>
        </table:table-row>
        <table:table-row table:style-name="ro1">
          <table:table-cell office:value-type="float" office:value="0.357456679921597" calcext:value-type="float">
            <text:p>0,357456679921597</text:p>
          </table:table-cell>
          <table:table-cell office:value-type="float" office:value="24.0557324141264" calcext:value-type="float">
            <text:p>24,0557324141264</text:p>
          </table:table-cell>
          <table:table-cell office:value-type="float" office:value="5.31820254400373" calcext:value-type="float">
            <text:p>5,31820254400373</text:p>
          </table:table-cell>
          <table:table-cell office:value-type="float" office:value="2.38777324557304" calcext:value-type="float">
            <text:p>2,38777324557304</text:p>
          </table:table-cell>
        </table:table-row>
        <table:table-row table:style-name="ro1">
          <table:table-cell office:value-type="float" office:value="0.268783362116665" calcext:value-type="float">
            <text:p>0,268783362116665</text:p>
          </table:table-cell>
          <table:table-cell office:value-type="float" office:value="2.95958761125803" calcext:value-type="float">
            <text:p>2,95958761125803</text:p>
          </table:table-cell>
          <table:table-cell office:value-type="float" office:value="1.7186269396916" calcext:value-type="float">
            <text:p>1,7186269396916</text:p>
          </table:table-cell>
          <table:table-cell office:value-type="float" office:value="1.51543808169663" calcext:value-type="float">
            <text:p>1,51543808169663</text:p>
          </table:table-cell>
        </table:table-row>
        <table:table-row table:style-name="ro1">
          <table:table-cell office:value-type="float" office:value="0.474897300591692" calcext:value-type="float">
            <text:p>0,474897300591692</text:p>
          </table:table-cell>
          <table:table-cell office:value-type="float" office:value="0.327624205965549" calcext:value-type="float">
            <text:p>0,327624205965549</text:p>
          </table:table-cell>
          <table:table-cell office:value-type="float" office:value="0.22981278016232" calcext:value-type="float">
            <text:p>0,22981278016232</text:p>
          </table:table-cell>
          <table:table-cell office:value-type="float" office:value="0.821635534521192" calcext:value-type="float">
            <text:p>0,821635534521192</text:p>
          </table:table-cell>
        </table:table-row>
        <table:table-row table:style-name="ro1">
          <table:table-cell office:value-type="float" office:value="0.182558491360396" calcext:value-type="float">
            <text:p>0,182558491360396</text:p>
          </table:table-cell>
          <table:table-cell office:value-type="float" office:value="0.286076334305108" calcext:value-type="float">
            <text:p>0,286076334305108</text:p>
          </table:table-cell>
          <table:table-cell office:value-type="float" office:value="0.189301004866138" calcext:value-type="float">
            <text:p>0,189301004866138</text:p>
          </table:table-cell>
          <table:table-cell office:value-type="float" office:value="0.5076908855699" calcext:value-type="float">
            <text:p>0,5076908855699</text:p>
          </table:table-cell>
        </table:table-row>
        <table:table-row table:style-name="ro1">
          <table:table-cell office:value-type="float" office:value="0.0994080983218737" calcext:value-type="float">
            <text:p>0,0994080983218737</text:p>
          </table:table-cell>
          <table:table-cell office:value-type="float" office:value="0.205587872187607" calcext:value-type="float">
            <text:p>0,205587872187607</text:p>
          </table:table-cell>
          <table:table-cell office:value-type="float" office:value="0.0803129587438889" calcext:value-type="float">
            <text:p>0,0803129587438889</text:p>
          </table:table-cell>
          <table:table-cell office:value-type="float" office:value="0.251304154517129" calcext:value-type="float">
            <text:p>0,251304154517129</text:p>
          </table:table-cell>
        </table:table-row>
        <table:table-row table:style-name="ro1">
          <table:table-cell office:value-type="float" office:value="0.0737258305889554" calcext:value-type="float">
            <text:p>0,0737258305889554</text:p>
          </table:table-cell>
          <table:table-cell office:value-type="float" office:value="0.14553997607436" calcext:value-type="float">
            <text:p>0,14553997607436</text:p>
          </table:table-cell>
          <table:table-cell office:value-type="float" office:value="0.0897646605153568" calcext:value-type="float">
            <text:p>0,0897646605153568</text:p>
          </table:table-cell>
          <table:table-cell office:value-type="float" office:value="0.209189078304917" calcext:value-type="float">
            <text:p>0,209189078304917</text:p>
          </table:table-cell>
        </table:table-row>
        <table:table-row table:style-name="ro1">
          <table:table-cell office:value-type="float" office:value="0.555587408598512" calcext:value-type="float">
            <text:p>0,555587408598512</text:p>
          </table:table-cell>
          <table:table-cell office:value-type="float" office:value="20.3986335545778" calcext:value-type="float">
            <text:p>20,3986335545778</text:p>
          </table:table-cell>
          <table:table-cell office:value-type="float" office:value="2.80377361923456" calcext:value-type="float">
            <text:p>2,80377361923456</text:p>
          </table:table-cell>
          <table:table-cell office:value-type="float" office:value="1.64001400116831" calcext:value-type="float">
            <text:p>1,64001400116831</text:p>
          </table:table-cell>
        </table:table-row>
        <table:table-row table:style-name="ro1">
          <table:table-cell office:value-type="float" office:value="0.0868475399329327" calcext:value-type="float">
            <text:p>0,0868475399329327</text:p>
          </table:table-cell>
          <table:table-cell office:value-type="float" office:value="0.570475356653333" calcext:value-type="float">
            <text:p>0,570475356653333</text:p>
          </table:table-cell>
          <table:table-cell office:value-type="float" office:value="0.284675450529903" calcext:value-type="float">
            <text:p>0,284675450529903</text:p>
          </table:table-cell>
          <table:table-cell office:value-type="float" office:value="0.493712199386209" calcext:value-type="float">
            <text:p>0,493712199386209</text:p>
          </table:table-cell>
        </table:table-row>
        <table:table-row table:style-name="ro1">
          <table:table-cell office:value-type="float" office:value="0.104813465441111" calcext:value-type="float">
            <text:p>0,104813465441111</text:p>
          </table:table-cell>
          <table:table-cell office:value-type="float" office:value="0.219463661778718" calcext:value-type="float">
            <text:p>0,219463661778718</text:p>
          </table:table-cell>
          <table:table-cell office:value-type="float" office:value="0.150095103890635" calcext:value-type="float">
            <text:p>0,150095103890635</text:p>
          </table:table-cell>
          <table:table-cell office:value-type="float" office:value="0.349450972862542" calcext:value-type="float">
            <text:p>0,349450972862542</text:p>
          </table:table-cell>
        </table:table-row>
        <table:table-row table:style-name="ro1">
          <table:table-cell office:value-type="float" office:value="0.0671819580020383" calcext:value-type="float">
            <text:p>0,0671819580020383</text:p>
          </table:table-cell>
          <table:table-cell office:value-type="float" office:value="0.165587858646177" calcext:value-type="float">
            <text:p>0,165587858646177</text:p>
          </table:table-cell>
          <table:table-cell office:value-type="float" office:value="0.0689015723764896" calcext:value-type="float">
            <text:p>0,0689015723764896</text:p>
          </table:table-cell>
          <table:table-cell office:value-type="float" office:value="0.159537608851679" calcext:value-type="float">
            <text:p>0,159537608851679</text:p>
          </table:table-cell>
        </table:table-row>
        <table:table-row table:style-name="ro1">
          <table:table-cell office:value-type="float" office:value="0.0483124640595634" calcext:value-type="float">
            <text:p>0,0483124640595634</text:p>
          </table:table-cell>
          <table:table-cell office:value-type="float" office:value="0.140150266815908" calcext:value-type="float">
            <text:p>0,140150266815908</text:p>
          </table:table-cell>
          <table:table-cell office:value-type="float" office:value="0.0611276554991491" calcext:value-type="float">
            <text:p>0,0611276554991491</text:p>
          </table:table-cell>
          <table:table-cell office:value-type="float" office:value="0.116275921755005" calcext:value-type="float">
            <text:p>0,116275921755005</text:p>
          </table:table-cell>
        </table:table-row>
        <table:table-row table:style-name="ro1">
          <table:table-cell office:value-type="float" office:value="0.323277461575344" calcext:value-type="float">
            <text:p>0,323277461575344</text:p>
          </table:table-cell>
          <table:table-cell office:value-type="float" office:value="0.418128009187058" calcext:value-type="float">
            <text:p>0,418128009187058</text:p>
          </table:table-cell>
          <table:table-cell office:value-type="float" office:value="0.144748424645513" calcext:value-type="float">
            <text:p>0,144748424645513</text:p>
          </table:table-cell>
          <table:table-cell office:value-type="float" office:value="0.285554124275222" calcext:value-type="float">
            <text:p>0,285554124275222</text:p>
          </table:table-cell>
        </table:table-row>
        <table:table-row table:style-name="ro1">
          <table:table-cell office:value-type="float" office:value="0.385380059015006" calcext:value-type="float">
            <text:p>0,385380059015006</text:p>
          </table:table-cell>
          <table:table-cell office:value-type="float" office:value="10.272010229528" calcext:value-type="float">
            <text:p>10,272010229528</text:p>
          </table:table-cell>
          <table:table-cell office:value-type="float" office:value="4.15579229593277" calcext:value-type="float">
            <text:p>4,15579229593277</text:p>
          </table:table-cell>
          <table:table-cell office:value-type="float" office:value="1.63620384410024" calcext:value-type="float">
            <text:p>1,63620384410024</text:p>
          </table:table-cell>
        </table:table-row>
        <table:table-row table:style-name="ro1">
          <table:table-cell office:value-type="float" office:value="0.0518321503477637" calcext:value-type="float">
            <text:p>0,0518321503477637</text:p>
          </table:table-cell>
          <table:table-cell office:value-type="float" office:value="0.470051338197663" calcext:value-type="float">
            <text:p>0,470051338197663</text:p>
          </table:table-cell>
          <table:table-cell office:value-type="float" office:value="0.218224755371921" calcext:value-type="float">
            <text:p>0,218224755371921</text:p>
          </table:table-cell>
          <table:table-cell office:value-type="float" office:value="0.312807300360873" calcext:value-type="float">
            <text:p>0,312807300360873</text:p>
          </table:table-cell>
        </table:table-row>
        <table:table-row table:style-name="ro1">
          <table:table-cell office:value-type="float" office:value="0.0731179679860361" calcext:value-type="float">
            <text:p>0,0731179679860361</text:p>
          </table:table-cell>
          <table:table-cell office:value-type="float" office:value="0.18741846724879" calcext:value-type="float">
            <text:p>0,18741846724879</text:p>
          </table:table-cell>
          <table:table-cell office:value-type="float" office:value="0.0794042352936231" calcext:value-type="float">
            <text:p>0,0794042352936231</text:p>
          </table:table-cell>
          <table:table-cell office:value-type="float" office:value="0.19831104145851" calcext:value-type="float">
            <text:p>0,19831104145851</text:p>
          </table:table-cell>
        </table:table-row>
        <table:table-row table:style-name="ro1">
          <table:table-cell office:value-type="float" office:value="0.0621502258582041" calcext:value-type="float">
            <text:p>0,0621502258582041</text:p>
          </table:table-cell>
          <table:table-cell office:value-type="float" office:value="0.18566740618553" calcext:value-type="float">
            <text:p>0,18566740618553</text:p>
          </table:table-cell>
          <table:table-cell office:value-type="float" office:value="0.0761850023991428" calcext:value-type="float">
            <text:p>0,0761850023991428</text:p>
          </table:table-cell>
          <table:table-cell office:value-type="float" office:value="0.158043374540284" calcext:value-type="float">
            <text:p>0,158043374540284</text:p>
          </table:table-cell>
        </table:table-row>
        <table:table-row table:style-name="ro1">
          <table:table-cell office:value-type="float" office:value="0.0612039293628186" calcext:value-type="float">
            <text:p>0,0612039293628186</text:p>
          </table:table-cell>
          <table:table-cell office:value-type="float" office:value="0.158894239575602" calcext:value-type="float">
            <text:p>0,158894239575602</text:p>
          </table:table-cell>
          <table:table-cell office:value-type="float" office:value="0.0845407776068896" calcext:value-type="float">
            <text:p>0,0845407776068896</text:p>
          </table:table-cell>
          <table:table-cell office:value-type="float" office:value="0.187504760106094" calcext:value-type="float">
            <text:p>0,187504760106094</text:p>
          </table:table-cell>
        </table:table-row>
        <table:table-row table:style-name="ro1">
          <table:table-cell office:value-type="float" office:value="0.998266856186092" calcext:value-type="float">
            <text:p>0,998266856186092</text:p>
          </table:table-cell>
          <table:table-cell office:value-type="float" office:value="6.3782362267375" calcext:value-type="float">
            <text:p>6,3782362267375</text:p>
          </table:table-cell>
          <table:table-cell office:value-type="float" office:value="0.352677161572501" calcext:value-type="float">
            <text:p>0,352677161572501</text:p>
          </table:table-cell>
          <table:table-cell office:value-type="float" office:value="0.434165383921936" calcext:value-type="float">
            <text:p>0,434165383921936</text:p>
          </table:table-cell>
        </table:table-row>
        <table:table-row table:style-name="ro1">
          <table:table-cell office:value-type="float" office:value="0.129057560116053" calcext:value-type="float">
            <text:p>0,129057560116053</text:p>
          </table:table-cell>
          <table:table-cell office:value-type="float" office:value="5.20731508731842" calcext:value-type="float">
            <text:p>5,20731508731842</text:p>
          </table:table-cell>
          <table:table-cell office:value-type="float" office:value="4.13622939959168" calcext:value-type="float">
            <text:p>4,13622939959168</text:p>
          </table:table-cell>
          <table:table-cell office:value-type="float" office:value="1.2155338190496" calcext:value-type="float">
            <text:p>1,2155338190496</text:p>
          </table:table-cell>
        </table:table-row>
        <table:table-row table:style-name="ro1">
          <table:table-cell office:value-type="float" office:value="0.0527476076968014" calcext:value-type="float">
            <text:p>0,0527476076968014</text:p>
          </table:table-cell>
          <table:table-cell office:value-type="float" office:value="0.982845318503678" calcext:value-type="float">
            <text:p>0,982845318503678</text:p>
          </table:table-cell>
          <table:table-cell office:value-type="float" office:value="0.633550749626011" calcext:value-type="float">
            <text:p>0,633550749626011</text:p>
          </table:table-cell>
          <table:table-cell office:value-type="float" office:value="0.641585735138506" calcext:value-type="float">
            <text:p>0,641585735138506</text:p>
          </table:table-cell>
        </table:table-row>
        <table:table-row table:style-name="ro1">
          <table:table-cell office:value-type="float" office:value="0.0662263191770762" calcext:value-type="float">
            <text:p>0,0662263191770762</text:p>
          </table:table-cell>
          <table:table-cell office:value-type="float" office:value="0.194533116882667" calcext:value-type="float">
            <text:p>0,194533116882667</text:p>
          </table:table-cell>
          <table:table-cell office:value-type="float" office:value="0.087990723841358" calcext:value-type="float">
            <text:p>0,087990723841358</text:p>
          </table:table-cell>
          <table:table-cell office:value-type="float" office:value="0.211133534321561" calcext:value-type="float">
            <text:p>0,211133534321561</text:p>
          </table:table-cell>
        </table:table-row>
        <table:table-row table:style-name="ro1">
          <table:table-cell office:value-type="float" office:value="0.0785016964073293" calcext:value-type="float">
            <text:p>0,0785016964073293</text:p>
          </table:table-cell>
          <table:table-cell office:value-type="float" office:value="0.207410106668249" calcext:value-type="float">
            <text:p>0,207410106668249</text:p>
          </table:table-cell>
          <table:table-cell office:value-type="float" office:value="0.0945908323046751" calcext:value-type="float">
            <text:p>0,0945908323046751</text:p>
          </table:table-cell>
          <table:table-cell office:value-type="float" office:value="0.235878062085249" calcext:value-type="float">
            <text:p>0,235878062085249</text:p>
          </table:table-cell>
        </table:table-row>
        <table:table-row table:style-name="ro1">
          <table:table-cell office:value-type="float" office:value="0.0819327615317889" calcext:value-type="float">
            <text:p>0,0819327615317889</text:p>
          </table:table-cell>
          <table:table-cell office:value-type="float" office:value="0.20154396770522" calcext:value-type="float">
            <text:p>0,20154396770522</text:p>
          </table:table-cell>
          <table:table-cell office:value-type="float" office:value="0.0814995946711861" calcext:value-type="float">
            <text:p>0,0814995946711861</text:p>
          </table:table-cell>
          <table:table-cell office:value-type="float" office:value="0.231204772717319" calcext:value-type="float">
            <text:p>0,231204772717319</text:p>
          </table:table-cell>
        </table:table-row>
        <table:table-row table:style-name="ro1">
          <table:table-cell office:value-type="float" office:value="0.603997381404042" calcext:value-type="float">
            <text:p>0,603997381404042</text:p>
          </table:table-cell>
          <table:table-cell office:value-type="float" office:value="9.42310597747564" calcext:value-type="float">
            <text:p>9,42310597747564</text:p>
          </table:table-cell>
          <table:table-cell office:value-type="float" office:value="3.08766798116267" calcext:value-type="float">
            <text:p>3,08766798116267</text:p>
          </table:table-cell>
          <table:table-cell office:value-type="float" office:value="0.276316073723137" calcext:value-type="float">
            <text:p>0,276316073723137</text:p>
          </table:table-cell>
        </table:table-row>
        <table:table-row table:style-name="ro1">
          <table:table-cell office:value-type="float" office:value="0.923358253203332" calcext:value-type="float">
            <text:p>0,923358253203332</text:p>
          </table:table-cell>
          <table:table-cell office:value-type="float" office:value="20.1099403202534" calcext:value-type="float">
            <text:p>20,1099403202534</text:p>
          </table:table-cell>
          <table:table-cell office:value-type="float" office:value="10.2193262428045" calcext:value-type="float">
            <text:p>10,2193262428045</text:p>
          </table:table-cell>
          <table:table-cell office:value-type="float" office:value="1.51802971959114" calcext:value-type="float">
            <text:p>1,51802971959114</text:p>
          </table:table-cell>
        </table:table-row>
        <table:table-row table:style-name="ro1">
          <table:table-cell office:value-type="float" office:value="0.0596489298914094" calcext:value-type="float">
            <text:p>0,0596489298914094</text:p>
          </table:table-cell>
          <table:table-cell office:value-type="float" office:value="0.357303797500208" calcext:value-type="float">
            <text:p>0,357303797500208</text:p>
          </table:table-cell>
          <table:table-cell office:value-type="float" office:value="0.180508388439193" calcext:value-type="float">
            <text:p>0,180508388439193</text:p>
          </table:table-cell>
          <table:table-cell office:value-type="float" office:value="0.23714714916423" calcext:value-type="float">
            <text:p>0,23714714916423</text:p>
          </table:table-cell>
        </table:table-row>
        <table:table-row table:style-name="ro1">
          <table:table-cell office:value-type="float" office:value="0.0687627180013806" calcext:value-type="float">
            <text:p>0,0687627180013806</text:p>
          </table:table-cell>
          <table:table-cell office:value-type="float" office:value="0.163909455295652" calcext:value-type="float">
            <text:p>0,163909455295652</text:p>
          </table:table-cell>
          <table:table-cell office:value-type="float" office:value="0.0801839923951775" calcext:value-type="float">
            <text:p>0,0801839923951775</text:p>
          </table:table-cell>
          <table:table-cell office:value-type="float" office:value="0.157854985445738" calcext:value-type="float">
            <text:p>0,157854985445738</text:p>
          </table:table-cell>
        </table:table-row>
        <table:table-row table:style-name="ro1">
          <table:table-cell office:value-type="float" office:value="0.0746642035664991" calcext:value-type="float">
            <text:p>0,0746642035664991</text:p>
          </table:table-cell>
          <table:table-cell office:value-type="float" office:value="0.138664792757481" calcext:value-type="float">
            <text:p>0,138664792757481</text:p>
          </table:table-cell>
          <table:table-cell office:value-type="float" office:value="0.076571959652938" calcext:value-type="float">
            <text:p>0,076571959652938</text:p>
          </table:table-cell>
          <table:table-cell office:value-type="float" office:value="0.182359392056242" calcext:value-type="float">
            <text:p>0,182359392056242</text:p>
          </table:table-cell>
        </table:table-row>
        <table:table-row table:style-name="ro1">
          <table:table-cell office:value-type="float" office:value="0.0746494843042456" calcext:value-type="float">
            <text:p>0,0746494843042456</text:p>
          </table:table-cell>
          <table:table-cell office:value-type="float" office:value="0.15812338097021" calcext:value-type="float">
            <text:p>0,15812338097021</text:p>
          </table:table-cell>
          <table:table-cell office:value-type="float" office:value="0.0849772186484188" calcext:value-type="float">
            <text:p>0,0849772186484188</text:p>
          </table:table-cell>
          <table:table-cell office:value-type="float" office:value="0.231620855629444" calcext:value-type="float">
            <text:p>0,231620855629444</text:p>
          </table:table-cell>
        </table:table-row>
        <table:table-row table:style-name="ro1">
          <table:table-cell office:value-type="float" office:value="0.303050706861541" calcext:value-type="float">
            <text:p>0,303050706861541</text:p>
          </table:table-cell>
          <table:table-cell office:value-type="float" office:value="22.1327412873507" calcext:value-type="float">
            <text:p>22,1327412873507</text:p>
          </table:table-cell>
          <table:table-cell office:value-type="float" office:value="1.6866740770638" calcext:value-type="float">
            <text:p>1,6866740770638</text:p>
          </table:table-cell>
          <table:table-cell office:value-type="float" office:value="0.314876466291025" calcext:value-type="float">
            <text:p>0,314876466291025</text:p>
          </table:table-cell>
        </table:table-row>
        <table:table-row table:style-name="ro1">
          <table:table-cell office:value-type="float" office:value="0.0678272626828402" calcext:value-type="float">
            <text:p>0,0678272626828402</text:p>
          </table:table-cell>
          <table:table-cell office:value-type="float" office:value="2.7508728671819" calcext:value-type="float">
            <text:p>2,7508728671819</text:p>
          </table:table-cell>
          <table:table-cell office:value-type="float" office:value="0.745301833376288" calcext:value-type="float">
            <text:p>0,745301833376288</text:p>
          </table:table-cell>
          <table:table-cell office:value-type="float" office:value="1.54700980056077" calcext:value-type="float">
            <text:p>1,54700980056077</text:p>
          </table:table-cell>
        </table:table-row>
        <table:table-row table:style-name="ro1">
          <table:table-cell office:value-type="float" office:value="0.0917382712941617" calcext:value-type="float">
            <text:p>0,0917382712941617</text:p>
          </table:table-cell>
          <table:table-cell office:value-type="float" office:value="0.332801952026784" calcext:value-type="float">
            <text:p>0,332801952026784</text:p>
          </table:table-cell>
          <table:table-cell office:value-type="float" office:value="0.148960869410075" calcext:value-type="float">
            <text:p>0,148960869410075</text:p>
          </table:table-cell>
          <table:table-cell office:value-type="float" office:value="0.22895511938259" calcext:value-type="float">
            <text:p>0,22895511938259</text:p>
          </table:table-cell>
        </table:table-row>
        <table:table-row table:style-name="ro1">
          <table:table-cell office:value-type="float" office:value="0.0472684623673558" calcext:value-type="float">
            <text:p>0,0472684623673558</text:p>
          </table:table-cell>
          <table:table-cell office:value-type="float" office:value="0.179665032192133" calcext:value-type="float">
            <text:p>0,179665032192133</text:p>
          </table:table-cell>
          <table:table-cell office:value-type="float" office:value="0.0720503958291374" calcext:value-type="float">
            <text:p>0,0720503958291374</text:p>
          </table:table-cell>
          <table:table-cell office:value-type="float" office:value="0.167290490935557" calcext:value-type="float">
            <text:p>0,167290490935557</text:p>
          </table:table-cell>
        </table:table-row>
        <table:table-row table:style-name="ro1">
          <table:table-cell office:value-type="float" office:value="0.0697537616360933" calcext:value-type="float">
            <text:p>0,0697537616360933</text:p>
          </table:table-cell>
          <table:table-cell office:value-type="float" office:value="0.140611387905665" calcext:value-type="float">
            <text:p>0,140611387905665</text:p>
          </table:table-cell>
          <table:table-cell office:value-type="float" office:value="0.06564080103999" calcext:value-type="float">
            <text:p>0,06564080103999</text:p>
          </table:table-cell>
          <table:table-cell office:value-type="float" office:value="0.159608709509484" calcext:value-type="float">
            <text:p>0,159608709509484</text:p>
          </table:table-cell>
        </table:table-row>
        <table:table-row table:style-name="ro1">
          <table:table-cell office:value-type="float" office:value="0.0586299574933946" calcext:value-type="float">
            <text:p>0,0586299574933946</text:p>
          </table:table-cell>
          <table:table-cell office:value-type="float" office:value="0.207828954444267" calcext:value-type="float">
            <text:p>0,207828954444267</text:p>
          </table:table-cell>
          <table:table-cell office:value-type="float" office:value="0.0856410988490097" calcext:value-type="float">
            <text:p>0,0856410988490097</text:p>
          </table:table-cell>
          <table:table-cell office:value-type="float" office:value="0.220196874579415" calcext:value-type="float">
            <text:p>0,220196874579415</text:p>
          </table:table-cell>
        </table:table-row>
        <table:table-row table:style-name="ro1">
          <table:table-cell office:value-type="float" office:value="0.622848398052156" calcext:value-type="float">
            <text:p>0,622848398052156</text:p>
          </table:table-cell>
          <table:table-cell office:value-type="float" office:value="22.6207189261913" calcext:value-type="float">
            <text:p>22,6207189261913</text:p>
          </table:table-cell>
          <table:table-cell office:value-type="float" office:value="3.40324873104692" calcext:value-type="float">
            <text:p>3,40324873104692</text:p>
          </table:table-cell>
          <table:table-cell office:value-type="float" office:value="1.17154931649566" calcext:value-type="float">
            <text:p>1,17154931649566</text:p>
          </table:table-cell>
        </table:table-row>
        <table:table-row table:style-name="ro1">
          <table:table-cell office:value-type="float" office:value="0.0875699843163602" calcext:value-type="float">
            <text:p>0,0875699843163602</text:p>
          </table:table-cell>
          <table:table-cell office:value-type="float" office:value="1.55425060074776" calcext:value-type="float">
            <text:p>1,55425060074776</text:p>
          </table:table-cell>
          <table:table-cell office:value-type="float" office:value="0.710833759512752" calcext:value-type="float">
            <text:p>0,710833759512752</text:p>
          </table:table-cell>
          <table:table-cell office:value-type="float" office:value="1.12917262595147" calcext:value-type="float">
            <text:p>1,12917262595147</text:p>
          </table:table-cell>
        </table:table-row>
        <table:table-row table:style-name="ro1">
          <table:table-cell office:value-type="float" office:value="0.0540819128218573" calcext:value-type="float">
            <text:p>0,0540819128218573</text:p>
          </table:table-cell>
          <table:table-cell office:value-type="float" office:value="0.237344211200252" calcext:value-type="float">
            <text:p>0,237344211200252</text:p>
          </table:table-cell>
          <table:table-cell office:value-type="float" office:value="0.135138223413378" calcext:value-type="float">
            <text:p>0,135138223413378</text:p>
          </table:table-cell>
          <table:table-cell office:value-type="float" office:value="0.190871593076736" calcext:value-type="float">
            <text:p>0,190871593076736</text:p>
          </table:table-cell>
        </table:table-row>
        <table:table-row table:style-name="ro1">
          <table:table-cell office:value-type="float" office:value="0.0488363111799117" calcext:value-type="float">
            <text:p>0,0488363111799117</text:p>
          </table:table-cell>
          <table:table-cell office:value-type="float" office:value="0.180465212906711" calcext:value-type="float">
            <text:p>0,180465212906711</text:p>
          </table:table-cell>
          <table:table-cell office:value-type="float" office:value="0.0642700979369693" calcext:value-type="float">
            <text:p>0,0642700979369693</text:p>
          </table:table-cell>
          <table:table-cell office:value-type="float" office:value="0.125793492770754" calcext:value-type="float">
            <text:p>0,125793492770754</text:p>
          </table:table-cell>
        </table:table-row>
        <table:table-row table:style-name="ro1">
          <table:table-cell office:value-type="float" office:value="0.0666616688249633" calcext:value-type="float">
            <text:p>0,0666616688249633</text:p>
          </table:table-cell>
          <table:table-cell office:value-type="float" office:value="0.157469679834321" calcext:value-type="float">
            <text:p>0,157469679834321</text:p>
          </table:table-cell>
          <table:table-cell office:value-type="float" office:value="0.0735482608433813" calcext:value-type="float">
            <text:p>0,0735482608433813</text:p>
          </table:table-cell>
          <table:table-cell office:value-type="float" office:value="0.210490456083789" calcext:value-type="float">
            <text:p>0,210490456083789</text:p>
          </table:table-cell>
        </table:table-row>
        <table:table-row table:style-name="ro1">
          <table:table-cell office:value-type="float" office:value="1.12579925917089" calcext:value-type="float">
            <text:p>1,12579925917089</text:p>
          </table:table-cell>
          <table:table-cell office:value-type="float" office:value="4.04003728181124" calcext:value-type="float">
            <text:p>4,04003728181124</text:p>
          </table:table-cell>
          <table:table-cell office:value-type="float" office:value="0.237685671891086" calcext:value-type="float">
            <text:p>0,237685671891086</text:p>
          </table:table-cell>
          <table:table-cell office:value-type="float" office:value="0.340865488396958" calcext:value-type="float">
            <text:p>0,340865488396958</text:p>
          </table:table-cell>
        </table:table-row>
        <table:table-row table:style-name="ro1">
          <table:table-cell office:value-type="float" office:value="3.01914592273533" calcext:value-type="float">
            <text:p>3,01914592273533</text:p>
          </table:table-cell>
          <table:table-cell office:value-type="float" office:value="20.5066800117493" calcext:value-type="float">
            <text:p>20,5066800117493</text:p>
          </table:table-cell>
          <table:table-cell office:value-type="float" office:value="14.3585801124573" calcext:value-type="float">
            <text:p>14,3585801124573</text:p>
          </table:table-cell>
          <table:table-cell office:value-type="float" office:value="3.5889595746994" calcext:value-type="float">
            <text:p>3,5889595746994</text:p>
          </table:table-cell>
        </table:table-row>
        <table:table-row table:style-name="ro1">
          <table:table-cell office:value-type="float" office:value="0.142153061460704" calcext:value-type="float">
            <text:p>0,142153061460704</text:p>
          </table:table-cell>
          <table:table-cell office:value-type="float" office:value="5.38913486525416" calcext:value-type="float">
            <text:p>5,38913486525416</text:p>
          </table:table-cell>
          <table:table-cell office:value-type="float" office:value="5.78313739970326" calcext:value-type="float">
            <text:p>5,78313739970326</text:p>
          </table:table-cell>
          <table:table-cell office:value-type="float" office:value="2.13265279307961" calcext:value-type="float">
            <text:p>2,13265279307961</text:p>
          </table:table-cell>
        </table:table-row>
        <table:table-row table:style-name="ro1">
          <table:table-cell office:value-type="float" office:value="0.0430184045399074" calcext:value-type="float">
            <text:p>0,0430184045399074</text:p>
          </table:table-cell>
          <table:table-cell office:value-type="float" office:value="0.226389092858881" calcext:value-type="float">
            <text:p>0,226389092858881</text:p>
          </table:table-cell>
          <table:table-cell office:value-type="float" office:value="0.0992128625512123" calcext:value-type="float">
            <text:p>0,0992128625512123</text:p>
          </table:table-cell>
          <table:table-cell office:value-type="float" office:value="0.164156459504738" calcext:value-type="float">
            <text:p>0,164156459504738</text:p>
          </table:table-cell>
        </table:table-row>
        <table:table-row table:style-name="ro1">
          <table:table-cell office:value-type="float" office:value="0.0394760900235269" calcext:value-type="float">
            <text:p>0,0394760900235269</text:p>
          </table:table-cell>
          <table:table-cell office:value-type="float" office:value="0.159097704454325" calcext:value-type="float">
            <text:p>0,159097704454325</text:p>
          </table:table-cell>
          <table:table-cell office:value-type="float" office:value="0.0594899502175394" calcext:value-type="float">
            <text:p>0,0594899502175394</text:p>
          </table:table-cell>
          <table:table-cell office:value-type="float" office:value="0.118680407467764" calcext:value-type="float">
            <text:p>0,118680407467764</text:p>
          </table:table-cell>
        </table:table-row>
        <table:table-row table:style-name="ro1">
          <table:table-cell office:value-type="float" office:value="0.0679408040014096" calcext:value-type="float">
            <text:p>0,0679408040014096</text:p>
          </table:table-cell>
          <table:table-cell office:value-type="float" office:value="0.131105523905717" calcext:value-type="float">
            <text:p>0,131105523905717</text:p>
          </table:table-cell>
          <table:table-cell office:value-type="float" office:value="0.0693038164172322" calcext:value-type="float">
            <text:p>0,0693038164172322</text:p>
          </table:table-cell>
          <table:table-cell office:value-type="float" office:value="0.146603575558402" calcext:value-type="float">
            <text:p>0,146603575558402</text:p>
          </table:table-cell>
        </table:table-row>
        <table:table-row table:style-name="ro1">
          <table:table-cell office:value-type="float" office:value="0.0406286526413169" calcext:value-type="float">
            <text:p>0,0406286526413169</text:p>
          </table:table-cell>
          <table:table-cell office:value-type="float" office:value="0.116776071081404" calcext:value-type="float">
            <text:p>0,116776071081404</text:p>
          </table:table-cell>
          <table:table-cell office:value-type="float" office:value="0.0483273215650115" calcext:value-type="float">
            <text:p>0,0483273215650115</text:p>
          </table:table-cell>
          <table:table-cell office:value-type="float" office:value="0.102866782981437" calcext:value-type="float">
            <text:p>0,102866782981437</text:p>
          </table:table-cell>
        </table:table-row>
        <table:table-row table:style-name="ro1">
          <table:table-cell office:value-type="float" office:value="0.0895674311323091" calcext:value-type="float">
            <text:p>0,0895674311323091</text:p>
          </table:table-cell>
          <table:table-cell office:value-type="float" office:value="3.88794764876366" calcext:value-type="float">
            <text:p>3,88794764876366</text:p>
          </table:table-cell>
          <table:table-cell office:value-type="float" office:value="2.38668918609619" calcext:value-type="float">
            <text:p>2,38668918609619</text:p>
          </table:table-cell>
          <table:table-cell office:value-type="float" office:value="1.84568308759481" calcext:value-type="float">
            <text:p>1,84568308759481</text:p>
          </table:table-cell>
        </table:table-row>
        <table:table-row table:style-name="ro1">
          <table:table-cell office:value-type="float" office:value="0.0775572771090083" calcext:value-type="float">
            <text:p>0,0775572771090083</text:p>
          </table:table-cell>
          <table:table-cell office:value-type="float" office:value="0.704386853612959" calcext:value-type="float">
            <text:p>0,704386853612959</text:p>
          </table:table-cell>
          <table:table-cell office:value-type="float" office:value="0.629299029242247" calcext:value-type="float">
            <text:p>0,629299029242247</text:p>
          </table:table-cell>
          <table:table-cell office:value-type="float" office:value="0.613608513958752" calcext:value-type="float">
            <text:p>0,613608513958752</text:p>
          </table:table-cell>
        </table:table-row>
        <table:table-row table:style-name="ro1">
          <table:table-cell office:value-type="float" office:value="0.135068461531773" calcext:value-type="float">
            <text:p>0,135068461531773</text:p>
          </table:table-cell>
          <table:table-cell office:value-type="float" office:value="0.249768578214571" calcext:value-type="float">
            <text:p>0,249768578214571</text:p>
          </table:table-cell>
          <table:table-cell office:value-type="float" office:value="0.13338377175387" calcext:value-type="float">
            <text:p>0,13338377175387</text:p>
          </table:table-cell>
          <table:table-cell office:value-type="float" office:value="0.364106032066047" calcext:value-type="float">
            <text:p>0,364106032066047</text:p>
          </table:table-cell>
        </table:table-row>
        <table:table-row table:style-name="ro1">
          <table:table-cell office:value-type="float" office:value="0.0542946545465384" calcext:value-type="float">
            <text:p>0,0542946545465384</text:p>
          </table:table-cell>
          <table:table-cell office:value-type="float" office:value="0.149827043060213" calcext:value-type="float">
            <text:p>0,149827043060213</text:p>
          </table:table-cell>
          <table:table-cell office:value-type="float" office:value="0.0599072627665009" calcext:value-type="float">
            <text:p>0,0599072627665009</text:p>
          </table:table-cell>
          <table:table-cell office:value-type="float" office:value="0.146292077261023" calcext:value-type="float">
            <text:p>0,146292077261023</text:p>
          </table:table-cell>
        </table:table-row>
        <table:table-row table:style-name="ro1">
          <table:table-cell office:value-type="float" office:value="0.0708421430317685" calcext:value-type="float">
            <text:p>0,0708421430317685</text:p>
          </table:table-cell>
          <table:table-cell office:value-type="float" office:value="0.155161978909746" calcext:value-type="float">
            <text:p>0,155161978909746</text:p>
          </table:table-cell>
          <table:table-cell office:value-type="float" office:value="0.0772626881371252" calcext:value-type="float">
            <text:p>0,0772626881371252</text:p>
          </table:table-cell>
          <table:table-cell office:value-type="float" office:value="0.167700796737336" calcext:value-type="float">
            <text:p>0,167700796737336</text:p>
          </table:table-cell>
        </table:table-row>
        <table:table-row table:style-name="ro1">
          <table:table-cell office:value-type="float" office:value="0.45414108899422" calcext:value-type="float">
            <text:p>0,45414108899422</text:p>
          </table:table-cell>
          <table:table-cell office:value-type="float" office:value="19.5605754852295" calcext:value-type="float">
            <text:p>19,5605754852295</text:p>
          </table:table-cell>
          <table:table-cell office:value-type="float" office:value="1.42472155857831" calcext:value-type="float">
            <text:p>1,42472155857831</text:p>
          </table:table-cell>
          <table:table-cell office:value-type="float" office:value="0.206105702091008" calcext:value-type="float">
            <text:p>0,206105702091008</text:p>
          </table:table-cell>
        </table:table-row>
        <table:table-row table:style-name="ro1">
          <table:table-cell office:value-type="float" office:value="0.141856304253452" calcext:value-type="float">
            <text:p>0,141856304253452</text:p>
          </table:table-cell>
          <table:table-cell office:value-type="float" office:value="2.89961998350918" calcext:value-type="float">
            <text:p>2,89961998350918</text:p>
          </table:table-cell>
          <table:table-cell office:value-type="float" office:value="1.38469354715198" calcext:value-type="float">
            <text:p>1,38469354715198</text:p>
          </table:table-cell>
          <table:table-cell office:value-type="float" office:value="1.57451210543513" calcext:value-type="float">
            <text:p>1,57451210543513</text:p>
          </table:table-cell>
        </table:table-row>
        <table:table-row table:style-name="ro1">
          <table:table-cell office:value-type="float" office:value="0.0577759092266206" calcext:value-type="float">
            <text:p>0,0577759092266206</text:p>
          </table:table-cell>
          <table:table-cell office:value-type="float" office:value="0.614833435975015" calcext:value-type="float">
            <text:p>0,614833435975015</text:p>
          </table:table-cell>
          <table:table-cell office:value-type="float" office:value="0.392976333387196" calcext:value-type="float">
            <text:p>0,392976333387196</text:p>
          </table:table-cell>
          <table:table-cell office:value-type="float" office:value="0.544832553714514" calcext:value-type="float">
            <text:p>0,544832553714514</text:p>
          </table:table-cell>
        </table:table-row>
        <table:table-row table:style-name="ro1">
          <table:table-cell office:value-type="float" office:value="0.0786176606197842" calcext:value-type="float">
            <text:p>0,0786176606197842</text:p>
          </table:table-cell>
          <table:table-cell office:value-type="float" office:value="0.159226576215588" calcext:value-type="float">
            <text:p>0,159226576215588</text:p>
          </table:table-cell>
          <table:table-cell office:value-type="float" office:value="0.0767944220569916" calcext:value-type="float">
            <text:p>0,0767944220569916</text:p>
          </table:table-cell>
          <table:table-cell office:value-type="float" office:value="0.166258192621171" calcext:value-type="float">
            <text:p>0,166258192621171</text:p>
          </table:table-cell>
        </table:table-row>
        <table:table-row table:style-name="ro1">
          <table:table-cell office:value-type="float" office:value="0.061504339100793" calcext:value-type="float">
            <text:p>0,061504339100793</text:p>
          </table:table-cell>
          <table:table-cell office:value-type="float" office:value="0.146143080201" calcext:value-type="float">
            <text:p>0,146143080201</text:p>
          </table:table-cell>
          <table:table-cell office:value-type="float" office:value="0.0559379550395533" calcext:value-type="float">
            <text:p>0,0559379550395533</text:p>
          </table:table-cell>
          <table:table-cell office:value-type="float" office:value="0.166209720191546" calcext:value-type="float">
            <text:p>0,166209720191546</text:p>
          </table:table-cell>
        </table:table-row>
        <table:table-row table:style-name="ro1">
          <table:table-cell office:value-type="float" office:value="0.0467745230707806" calcext:value-type="float">
            <text:p>0,0467745230707806</text:p>
          </table:table-cell>
          <table:table-cell office:value-type="float" office:value="0.136108646984212" calcext:value-type="float">
            <text:p>0,136108646984212</text:p>
          </table:table-cell>
          <table:table-cell office:value-type="float" office:value="0.0500257156090811" calcext:value-type="float">
            <text:p>0,0500257156090811</text:p>
          </table:table-cell>
          <table:table-cell office:value-type="float" office:value="0.127830688143149" calcext:value-type="float">
            <text:p>0,127830688143149</text:p>
          </table:table-cell>
        </table:table-row>
        <table:table-row table:style-name="ro1">
          <table:table-cell office:value-type="float" office:value="0.531253404915333" calcext:value-type="float">
            <text:p>0,531253404915333</text:p>
          </table:table-cell>
          <table:table-cell office:value-type="float" office:value="21.8513831496239" calcext:value-type="float">
            <text:p>21,8513831496239</text:p>
          </table:table-cell>
          <table:table-cell office:value-type="float" office:value="2.35121347941458" calcext:value-type="float">
            <text:p>2,35121347941458</text:p>
          </table:table-cell>
          <table:table-cell office:value-type="float" office:value="1.31448521278799" calcext:value-type="float">
            <text:p>1,31448521278799</text:p>
          </table:table-cell>
        </table:table-row>
        <table:table-row table:style-name="ro1">
          <table:table-cell office:value-type="float" office:value="0.0930047826841474" calcext:value-type="float">
            <text:p>0,0930047826841474</text:p>
          </table:table-cell>
          <table:table-cell office:value-type="float" office:value="1.55535794328898" calcext:value-type="float">
            <text:p>1,55535794328898</text:p>
          </table:table-cell>
          <table:table-cell office:value-type="float" office:value="0.950602639932185" calcext:value-type="float">
            <text:p>0,950602639932185</text:p>
          </table:table-cell>
          <table:table-cell office:value-type="float" office:value="1.14092265721411" calcext:value-type="float">
            <text:p>1,14092265721411</text:p>
          </table:table-cell>
        </table:table-row>
        <table:table-row table:style-name="ro1">
          <table:table-cell office:value-type="float" office:value="0.0930047826841474" calcext:value-type="float">
            <text:p>0,0930047826841474</text:p>
          </table:table-cell>
          <table:table-cell office:value-type="float" office:value="1.55535794328898" calcext:value-type="float">
            <text:p>1,55535794328898</text:p>
          </table:table-cell>
          <table:table-cell office:value-type="float" office:value="0.950602639932185" calcext:value-type="float">
            <text:p>0,950602639932185</text:p>
          </table:table-cell>
          <table:table-cell office:value-type="float" office:value="1.14092265721411" calcext:value-type="float">
            <text:p>1,14092265721411</text:p>
          </table:table-cell>
        </table:table-row>
        <table:table-row table:style-name="ro1">
          <table:table-cell office:value-type="float" office:value="0.0542555317224469" calcext:value-type="float">
            <text:p>0,0542555317224469</text:p>
          </table:table-cell>
          <table:table-cell office:value-type="float" office:value="0.150873340317048" calcext:value-type="float">
            <text:p>0,150873340317048</text:p>
          </table:table-cell>
          <table:table-cell office:value-type="float" office:value="0.0622938678134233" calcext:value-type="float">
            <text:p>0,0622938678134233</text:p>
          </table:table-cell>
          <table:table-cell office:value-type="float" office:value="0.157293266966008" calcext:value-type="float">
            <text:p>0,157293266966008</text:p>
          </table:table-cell>
        </table:table-row>
        <table:table-row table:style-name="ro1">
          <table:table-cell office:value-type="float" office:value="0.0596542377024889" calcext:value-type="float">
            <text:p>0,0596542377024889</text:p>
          </table:table-cell>
          <table:table-cell office:value-type="float" office:value="0.145048397826031" calcext:value-type="float">
            <text:p>0,145048397826031</text:p>
          </table:table-cell>
          <table:table-cell office:value-type="float" office:value="0.0949946625041775" calcext:value-type="float">
            <text:p>0,0949946625041775</text:p>
          </table:table-cell>
          <table:table-cell office:value-type="float" office:value="0.202474097022787" calcext:value-type="float">
            <text:p>0,202474097022787</text:p>
          </table:table-cell>
        </table:table-row>
        <table:table-row table:style-name="ro1">
          <table:table-cell office:value-type="float" office:value="0.0538231324753724" calcext:value-type="float">
            <text:p>0,0538231324753724</text:p>
          </table:table-cell>
          <table:table-cell office:value-type="float" office:value="0.129121413920075" calcext:value-type="float">
            <text:p>0,129121413920075</text:p>
          </table:table-cell>
          <table:table-cell office:value-type="float" office:value="0.0513231498189271" calcext:value-type="float">
            <text:p>0,0513231498189271</text:p>
          </table:table-cell>
          <table:table-cell office:value-type="float" office:value="0.114307455078233" calcext:value-type="float">
            <text:p>0,114307455078233</text:p>
          </table:table-cell>
        </table:table-row>
        <table:table-row table:style-name="ro1">
          <table:table-cell office:value-type="float" office:value="5.42527250945568" calcext:value-type="float">
            <text:p>5,42527250945568</text:p>
          </table:table-cell>
          <table:table-cell office:value-type="float" office:value="17.7085567265749" calcext:value-type="float">
            <text:p>17,7085567265749</text:p>
          </table:table-cell>
          <table:table-cell office:value-type="float" office:value="11.6707868874073" calcext:value-type="float">
            <text:p>11,6707868874073</text:p>
          </table:table-cell>
          <table:table-cell office:value-type="float" office:value="3.18960542790592" calcext:value-type="float">
            <text:p>3,18960542790592</text:p>
          </table:table-cell>
        </table:table-row>
        <table:table-row table:style-name="ro1">
          <table:table-cell office:value-type="float" office:value="0.0559148647880647" calcext:value-type="float">
            <text:p>0,0559148647880647</text:p>
          </table:table-cell>
          <table:table-cell office:value-type="float" office:value="1.23495562002063" calcext:value-type="float">
            <text:p>1,23495562002063</text:p>
          </table:table-cell>
          <table:table-cell office:value-type="float" office:value="0.55869243806228" calcext:value-type="float">
            <text:p>0,55869243806228</text:p>
          </table:table-cell>
          <table:table-cell office:value-type="float" office:value="0.967005675192922" calcext:value-type="float">
            <text:p>0,967005675192922</text:p>
          </table:table-cell>
        </table:table-row>
        <table:table-row table:style-name="ro1">
          <table:table-cell office:value-type="float" office:value="0.0616499819443561" calcext:value-type="float">
            <text:p>0,0616499819443561</text:p>
          </table:table-cell>
          <table:table-cell office:value-type="float" office:value="0.466231344034895" calcext:value-type="float">
            <text:p>0,466231344034895</text:p>
          </table:table-cell>
          <table:table-cell office:value-type="float" office:value="0.210083686397411" calcext:value-type="float">
            <text:p>0,210083686397411</text:p>
          </table:table-cell>
          <table:table-cell office:value-type="float" office:value="0.267734809312969" calcext:value-type="float">
            <text:p>0,267734809312969</text:p>
          </table:table-cell>
        </table:table-row>
        <table:table-row table:style-name="ro1">
          <table:table-cell office:value-type="float" office:value="0.0230930872930912" calcext:value-type="float">
            <text:p>0,0230930872930912</text:p>
          </table:table-cell>
          <table:table-cell office:value-type="float" office:value="0.13758652494289" calcext:value-type="float">
            <text:p>0,13758652494289</text:p>
          </table:table-cell>
          <table:table-cell office:value-type="float" office:value="0.0569956500839908" calcext:value-type="float">
            <text:p>0,0569956500839908</text:p>
          </table:table-cell>
          <table:table-cell office:value-type="float" office:value="0.0841845248942263" calcext:value-type="float">
            <text:p>0,0841845248942263</text:p>
          </table:table-cell>
        </table:table-row>
        <table:table-row table:style-name="ro1">
          <table:table-cell office:value-type="float" office:value="0.0652318121865392" calcext:value-type="float">
            <text:p>0,0652318121865392</text:p>
          </table:table-cell>
          <table:table-cell office:value-type="float" office:value="0.152973472722806" calcext:value-type="float">
            <text:p>0,152973472722806</text:p>
          </table:table-cell>
          <table:table-cell office:value-type="float" office:value="0.0803417933639139" calcext:value-type="float">
            <text:p>0,0803417933639139</text:p>
          </table:table-cell>
          <table:table-cell office:value-type="float" office:value="0.203713585506193" calcext:value-type="float">
            <text:p>0,203713585506193</text:p>
          </table:table-cell>
        </table:table-row>
        <table:table-row table:style-name="ro1">
          <table:table-cell office:value-type="float" office:value="0.0752255946281366" calcext:value-type="float">
            <text:p>0,0752255946281366</text:p>
          </table:table-cell>
          <table:table-cell office:value-type="float" office:value="0.164801051141694" calcext:value-type="float">
            <text:p>0,164801051141694</text:p>
          </table:table-cell>
          <table:table-cell office:value-type="float" office:value="0.0654167452012189" calcext:value-type="float">
            <text:p>0,0654167452012189</text:p>
          </table:table-cell>
          <table:table-cell office:value-type="float" office:value="0.17623532039579" calcext:value-type="float">
            <text:p>0,17623532039579</text:p>
          </table:table-cell>
        </table:table-row>
        <table:table-row table:style-name="ro1">
          <table:table-cell office:value-type="float" office:value="3.29129467718303" calcext:value-type="float">
            <text:p>3,29129467718303</text:p>
          </table:table-cell>
          <table:table-cell office:value-type="float" office:value="14.4835505634546" calcext:value-type="float">
            <text:p>14,4835505634546</text:p>
          </table:table-cell>
          <table:table-cell office:value-type="float" office:value="12.4344388023019" calcext:value-type="float">
            <text:p>12,4344388023019</text:p>
          </table:table-cell>
          <table:table-cell office:value-type="float" office:value="4.14556078612804" calcext:value-type="float">
            <text:p>4,14556078612804</text:p>
          </table:table-cell>
        </table:table-row>
        <table:table-row table:style-name="ro1">
          <table:table-cell office:value-type="float" office:value="0.0782845745561644" calcext:value-type="float">
            <text:p>0,0782845745561644</text:p>
          </table:table-cell>
          <table:table-cell office:value-type="float" office:value="0.763115414883941" calcext:value-type="float">
            <text:p>0,763115414883941</text:p>
          </table:table-cell>
          <table:table-cell office:value-type="float" office:value="0.666214327793568" calcext:value-type="float">
            <text:p>0,666214327793568</text:p>
          </table:table-cell>
          <table:table-cell office:value-type="float" office:value="0.668506196234375" calcext:value-type="float">
            <text:p>0,668506196234375</text:p>
          </table:table-cell>
        </table:table-row>
        <table:table-row table:style-name="ro1">
          <table:table-cell office:value-type="float" office:value="0.0530447578057647" calcext:value-type="float">
            <text:p>0,0530447578057647</text:p>
          </table:table-cell>
          <table:table-cell office:value-type="float" office:value="0.364871259080246" calcext:value-type="float">
            <text:p>0,364871259080246</text:p>
          </table:table-cell>
          <table:table-cell office:value-type="float" office:value="0.19476079614833" calcext:value-type="float">
            <text:p>0,19476079614833</text:p>
          </table:table-cell>
          <table:table-cell office:value-type="float" office:value="0.183233947609551" calcext:value-type="float">
            <text:p>0,183233947609551</text:p>
          </table:table-cell>
        </table:table-row>
        <table:table-row table:style-name="ro1">
          <table:table-cell office:value-type="float" office:value="0.0369712834071834" calcext:value-type="float">
            <text:p>0,0369712834071834</text:p>
          </table:table-cell>
          <table:table-cell office:value-type="float" office:value="0.15103597252164" calcext:value-type="float">
            <text:p>0,15103597252164</text:p>
          </table:table-cell>
          <table:table-cell office:value-type="float" office:value="0.0615382596151903" calcext:value-type="float">
            <text:p>0,0615382596151903</text:p>
          </table:table-cell>
          <table:table-cell office:value-type="float" office:value="0.0866354748723097" calcext:value-type="float">
            <text:p>0,0866354748723097</text:p>
          </table:table-cell>
        </table:table-row>
        <table:table-row table:style-name="ro1">
          <table:table-cell office:value-type="float" office:value="0.0801043133833446" calcext:value-type="float">
            <text:p>0,0801043133833446</text:p>
          </table:table-cell>
          <table:table-cell office:value-type="float" office:value="0.166453988640569" calcext:value-type="float">
            <text:p>0,166453988640569</text:p>
          </table:table-cell>
          <table:table-cell office:value-type="float" office:value="0.0848179697641172" calcext:value-type="float">
            <text:p>0,0848179697641172</text:p>
          </table:table-cell>
          <table:table-cell office:value-type="float" office:value="0.227777054533362" calcext:value-type="float">
            <text:p>0,227777054533362</text:p>
          </table:table-cell>
        </table:table-row>
        <table:table-row table:style-name="ro1">
          <table:table-cell office:value-type="float" office:value="0.118954871140886" calcext:value-type="float">
            <text:p>0,118954871140886</text:p>
          </table:table-cell>
          <table:table-cell office:value-type="float" office:value="0.166114288731478" calcext:value-type="float">
            <text:p>0,166114288731478</text:p>
          </table:table-cell>
          <table:table-cell office:value-type="float" office:value="0.0900356099009514" calcext:value-type="float">
            <text:p>0,0900356099009514</text:p>
          </table:table-cell>
          <table:table-cell office:value-type="float" office:value="0.272667413810268" calcext:value-type="float">
            <text:p>0,272667413810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.00.0000</text:date>, <text:time style:data-style-name="N2" text:time-value="14:24:44.9608302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1T14:26:44.734254399</dc:date>
    <meta:editing-duration>PT5M49S</meta:editing-duration>
    <meta:editing-cycles>3</meta:editing-cycles>
    <meta:generator>LibreOffice/24.2.7.2$Linux_X86_64 LibreOffice_project/420$Build-2</meta:generator>
    <meta:document-statistic meta:table-count="1" meta:cell-count="4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58cm" svg:height="9.059cm" xlink:href=".." xlink:type="simple" chart:class="chart:bar" chart:style-name="ch1">
        <chart:legend chart:legend-position="end" svg:x="10.95cm" svg:y="3.483cm" style:legend-expansion="high" chart:style-name="ch2"/>
        <chart:plot-area chart:style-name="ch3" table:cell-range-address="rms.A1:rms.D109" chart:data-source-has-labels="row" svg:x="1.264cm" svg:y="0.181cm" svg:width="9.433cm" svg:height="7.716cm">
          <chart:coordinate-region svg:x="1.885cm" svg:y="0.38cm" svg:width="8.812cm" svg:height="6.593cm"/>
          <chart:axis chart:dimension="x" chart:name="primary-x" chart:style-name="ch4">
            <chart:title svg:x="4.997cm" svg:y="8.078cm" chart:style-name="ch5">
              <text:p>time (frames)</text:p>
            </chart:title>
          </chart:axis>
          <chart:axis chart:dimension="y" chart:name="primary-y" chart:style-name="ch6">
            <chart:title svg:x="0.451cm" svg:y="5.843cm" chart:style-name="ch7">
              <text:p>loudness (arbitrary units)</text:p>
            </chart:title>
            <chart:grid chart:style-name="ch8" chart:class="major"/>
          </chart:axis>
          <chart:series chart:style-name="ch9" chart:values-cell-range-address="rms.A2:rms.A109" chart:label-cell-address="rms.A1:rms.A1" chart:class="chart:bar">
            <chart:data-point chart:repeated="108"/>
          </chart:series>
          <chart:series chart:style-name="ch10" chart:values-cell-range-address="rms.B2:rms.B109" chart:label-cell-address="rms.B1:rms.B1" chart:class="chart:bar">
            <chart:data-point chart:repeated="108"/>
          </chart:series>
          <chart:series chart:style-name="ch11" chart:values-cell-range-address="rms.C2:rms.C109" chart:label-cell-address="rms.C1:rms.C1" chart:class="chart:bar">
            <chart:data-point chart:repeated="108"/>
          </chart:series>
          <chart:series chart:style-name="ch12" chart:values-cell-range-address="rms.D2:rms.D109" chart:label-cell-address="rms.D1:rms.D1" chart:class="chart:bar">
            <chart:data-point chart:repeated="10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als</text:p>
                <draw:g>
                  <svg:desc>rms.A1:rms.A1</svg:desc>
                </draw:g>
              </table:table-cell>
              <table:table-cell office:value-type="string">
                <text:p>drums</text:p>
                <draw:g>
                  <svg:desc>rms.B1:rms.B1</svg:desc>
                </draw:g>
              </table:table-cell>
              <table:table-cell office:value-type="string">
                <text:p>bass</text:p>
                <draw:g>
                  <svg:desc>rms.C1:rms.C1</svg:desc>
                </draw:g>
              </table:table-cell>
              <table:table-cell office:value-type="string">
                <text:p>other</text:p>
                <draw:g>
                  <svg:desc>rms.D1:rm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0357256643474">
                <text:p>0.150357256643474</text:p>
                <draw:g>
                  <svg:desc>rms.A2:rms.A109</svg:desc>
                </draw:g>
              </table:table-cell>
              <table:table-cell office:value-type="float" office:value="4.99000353738666">
                <text:p>4.99000353738666</text:p>
                <draw:g>
                  <svg:desc>rms.B2:rms.B109</svg:desc>
                </draw:g>
              </table:table-cell>
              <table:table-cell office:value-type="float" office:value="0.315840065013617">
                <text:p>0.315840065013617</text:p>
                <draw:g>
                  <svg:desc>rms.C2:rms.C109</svg:desc>
                </draw:g>
              </table:table-cell>
              <table:table-cell office:value-type="float" office:value="1.22753088362515">
                <text:p>1.22753088362515</text:p>
                <draw:g>
                  <svg:desc>rms.D2:rms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2890396546572">
                <text:p>0.412890396546572</text:p>
              </table:table-cell>
              <table:table-cell office:value-type="float" office:value="2.80197733081877">
                <text:p>2.80197733081877</text:p>
              </table:table-cell>
              <table:table-cell office:value-type="float" office:value="0.325521774357185">
                <text:p>0.325521774357185</text:p>
              </table:table-cell>
              <table:table-cell office:value-type="float" office:value="1.06198841240257">
                <text:p>1.06198841240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2575088022277">
                <text:p>0.462575088022277</text:p>
              </table:table-cell>
              <table:table-cell office:value-type="float" office:value="25.9794238954783">
                <text:p>25.9794238954783</text:p>
              </table:table-cell>
              <table:table-cell office:value-type="float" office:value="7.57750310003758">
                <text:p>7.57750310003758</text:p>
              </table:table-cell>
              <table:table-cell office:value-type="float" office:value="1.36721390299499">
                <text:p>1.36721390299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5189453633502">
                <text:p>0.415189453633502</text:p>
              </table:table-cell>
              <table:table-cell office:value-type="float" office:value="3.512526396662">
                <text:p>3.512526396662</text:p>
              </table:table-cell>
              <table:table-cell office:value-type="float" office:value="3.15044075250626">
                <text:p>3.15044075250626</text:p>
              </table:table-cell>
              <table:table-cell office:value-type="float" office:value="1.53387885075063">
                <text:p>1.53387885075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169772773981">
                <text:p>1.03169772773981</text:p>
              </table:table-cell>
              <table:table-cell office:value-type="float" office:value="1.27908226568252">
                <text:p>1.27908226568252</text:p>
              </table:table-cell>
              <table:table-cell office:value-type="float" office:value="0.406459352234378">
                <text:p>0.406459352234378</text:p>
              </table:table-cell>
              <table:table-cell office:value-type="float" office:value="1.78669719025493">
                <text:p>1.78669719025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5130678750575">
                <text:p>1.15130678750575</text:p>
              </table:table-cell>
              <table:table-cell office:value-type="float" office:value="0.715610512997955">
                <text:p>0.715610512997955</text:p>
              </table:table-cell>
              <table:table-cell office:value-type="float" office:value="0.657171418424696">
                <text:p>0.657171418424696</text:p>
              </table:table-cell>
              <table:table-cell office:value-type="float" office:value="2.14190687984228">
                <text:p>2.14190687984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7921904046089">
                <text:p>0.957921904046089</text:p>
              </table:table-cell>
              <table:table-cell office:value-type="float" office:value="0.516557367518544">
                <text:p>0.516557367518544</text:p>
              </table:table-cell>
              <table:table-cell office:value-type="float" office:value="0.580432009883225">
                <text:p>0.580432009883225</text:p>
              </table:table-cell>
              <table:table-cell office:value-type="float" office:value="2.18746322207153">
                <text:p>2.18746322207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6086017442867">
                <text:p>0.476086017442867</text:p>
              </table:table-cell>
              <table:table-cell office:value-type="float" office:value="0.330052542267367">
                <text:p>0.330052542267367</text:p>
              </table:table-cell>
              <table:table-cell office:value-type="float" office:value="0.323987856972963">
                <text:p>0.323987856972963</text:p>
              </table:table-cell>
              <table:table-cell office:value-type="float" office:value="1.04268174618483">
                <text:p>1.04268174618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9385146768764">
                <text:p>0.369385146768764</text:p>
              </table:table-cell>
              <table:table-cell office:value-type="float" office:value="21.4792806655169">
                <text:p>21.4792806655169</text:p>
              </table:table-cell>
              <table:table-cell office:value-type="float" office:value="4.08720271661878">
                <text:p>4.08720271661878</text:p>
              </table:table-cell>
              <table:table-cell office:value-type="float" office:value="1.69354153331369">
                <text:p>1.69354153331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2113150306977">
                <text:p>0.242113150306977</text:p>
              </table:table-cell>
              <table:table-cell office:value-type="float" office:value="2.19666864722967">
                <text:p>2.19666864722967</text:p>
              </table:table-cell>
              <table:table-cell office:value-type="float" office:value="1.48264691233635">
                <text:p>1.48264691233635</text:p>
              </table:table-cell>
              <table:table-cell office:value-type="float" office:value="1.28603121265769">
                <text:p>1.28603121265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3539863731712">
                <text:p>0.243539863731712</text:p>
              </table:table-cell>
              <table:table-cell office:value-type="float" office:value="0.611040508374572">
                <text:p>0.611040508374572</text:p>
              </table:table-cell>
              <table:table-cell office:value-type="float" office:value="0.453498971182853">
                <text:p>0.453498971182853</text:p>
              </table:table-cell>
              <table:table-cell office:value-type="float" office:value="0.748272810596973">
                <text:p>0.7482728105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81773565500043">
                <text:p>0.0581773565500043</text:p>
              </table:table-cell>
              <table:table-cell office:value-type="float" office:value="0.413057103287429">
                <text:p>0.413057103287429</text:p>
              </table:table-cell>
              <table:table-cell office:value-type="float" office:value="0.127351959235966">
                <text:p>0.127351959235966</text:p>
              </table:table-cell>
              <table:table-cell office:value-type="float" office:value="0.242760957917199">
                <text:p>0.242760957917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6362232398242">
                <text:p>0.276362232398242</text:p>
              </table:table-cell>
              <table:table-cell office:value-type="float" office:value="1.02744367904961">
                <text:p>1.02744367904961</text:p>
              </table:table-cell>
              <table:table-cell office:value-type="float" office:value="0.221625392441638">
                <text:p>0.221625392441638</text:p>
              </table:table-cell>
              <table:table-cell office:value-type="float" office:value="0.821508816443384">
                <text:p>0.821508816443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9098910242319">
                <text:p>0.239098910242319</text:p>
              </table:table-cell>
              <table:table-cell office:value-type="float" office:value="0.641462451312691">
                <text:p>0.641462451312691</text:p>
              </table:table-cell>
              <table:table-cell office:value-type="float" office:value="0.301979976939037">
                <text:p>0.301979976939037</text:p>
              </table:table-cell>
              <table:table-cell office:value-type="float" office:value="0.723551958799362">
                <text:p>0.723551958799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5735347410664">
                <text:p>0.395735347410664</text:p>
              </table:table-cell>
              <table:table-cell office:value-type="float" office:value="15.8224310725927">
                <text:p>15.8224310725927</text:p>
              </table:table-cell>
              <table:table-cell office:value-type="float" office:value="3.1627060379833">
                <text:p>3.1627060379833</text:p>
              </table:table-cell>
              <table:table-cell office:value-type="float" office:value="0.837706436868757">
                <text:p>0.837706436868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5735347410664">
                <text:p>0.395735347410664</text:p>
              </table:table-cell>
              <table:table-cell office:value-type="float" office:value="15.8224310725927">
                <text:p>15.8224310725927</text:p>
              </table:table-cell>
              <table:table-cell office:value-type="float" office:value="3.1627060379833">
                <text:p>3.1627060379833</text:p>
              </table:table-cell>
              <table:table-cell office:value-type="float" office:value="1.29495153669268">
                <text:p>1.29495153669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54017528379336">
                <text:p>0.0754017528379336</text:p>
              </table:table-cell>
              <table:table-cell office:value-type="float" office:value="0.353148963768035">
                <text:p>0.353148963768035</text:p>
              </table:table-cell>
              <table:table-cell office:value-type="float" office:value="0.118029958684929">
                <text:p>0.118029958684929</text:p>
              </table:table-cell>
              <table:table-cell office:value-type="float" office:value="0.314508710289374">
                <text:p>0.314508710289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66944168997">
                <text:p>0.1066944168997</text:p>
              </table:table-cell>
              <table:table-cell office:value-type="float" office:value="0.279814266832545">
                <text:p>0.279814266832545</text:p>
              </table:table-cell>
              <table:table-cell office:value-type="float" office:value="0.100749515695497">
                <text:p>0.100749515695497</text:p>
              </table:table-cell>
              <table:table-cell office:value-type="float" office:value="0.353401730535552">
                <text:p>0.353401730535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8543846586254">
                <text:p>0.0488543846586254</text:p>
              </table:table-cell>
              <table:table-cell office:value-type="float" office:value="0.448158476501703">
                <text:p>0.448158476501703</text:p>
              </table:table-cell>
              <table:table-cell office:value-type="float" office:value="0.113507914647926">
                <text:p>0.113507914647926</text:p>
              </table:table-cell>
              <table:table-cell office:value-type="float" office:value="0.238158827414736">
                <text:p>0.238158827414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9159226769116">
                <text:p>0.0429159226769116</text:p>
              </table:table-cell>
              <table:table-cell office:value-type="float" office:value="0.427443563239649">
                <text:p>0.427443563239649</text:p>
              </table:table-cell>
              <table:table-cell office:value-type="float" office:value="0.0607703950663563">
                <text:p>0.0607703950663563</text:p>
              </table:table-cell>
              <table:table-cell office:value-type="float" office:value="0.185475175385363">
                <text:p>0.1854751753853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5228053033352">
                <text:p>4.55228053033352</text:p>
              </table:table-cell>
              <table:table-cell office:value-type="float" office:value="7.70482094958425">
                <text:p>7.70482094958425</text:p>
              </table:table-cell>
              <table:table-cell office:value-type="float" office:value="12.7326659858227">
                <text:p>12.7326659858227</text:p>
              </table:table-cell>
              <table:table-cell office:value-type="float" office:value="9.3738129362464">
                <text:p>9.3738129362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0840162960812">
                <text:p>0.110840162960812</text:p>
              </table:table-cell>
              <table:table-cell office:value-type="float" office:value="1.15374743472785">
                <text:p>1.15374743472785</text:p>
              </table:table-cell>
              <table:table-cell office:value-type="float" office:value="0.547914183698595">
                <text:p>0.547914183698595</text:p>
              </table:table-cell>
              <table:table-cell office:value-type="float" office:value="0.845397764351219">
                <text:p>0.845397764351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5297017297708">
                <text:p>0.145297017297708</text:p>
              </table:table-cell>
              <table:table-cell office:value-type="float" office:value="0.435507012298331">
                <text:p>0.435507012298331</text:p>
              </table:table-cell>
              <table:table-cell office:value-type="float" office:value="0.175679466337897">
                <text:p>0.175679466337897</text:p>
              </table:table-cell>
              <table:table-cell office:value-type="float" office:value="0.484381598653272">
                <text:p>0.484381598653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118922652211">
                <text:p>0.13118922652211</text:p>
              </table:table-cell>
              <table:table-cell office:value-type="float" office:value="0.254777376540005">
                <text:p>0.254777376540005</text:p>
              </table:table-cell>
              <table:table-cell office:value-type="float" office:value="0.116261231596582">
                <text:p>0.116261231596582</text:p>
              </table:table-cell>
              <table:table-cell office:value-type="float" office:value="0.284523965092376">
                <text:p>0.284523965092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118922652211">
                <text:p>0.13118922652211</text:p>
              </table:table-cell>
              <table:table-cell office:value-type="float" office:value="0.254777376540005">
                <text:p>0.254777376540005</text:p>
              </table:table-cell>
              <table:table-cell office:value-type="float" office:value="0.116261231596582">
                <text:p>0.116261231596582</text:p>
              </table:table-cell>
              <table:table-cell office:value-type="float" office:value="0.284523965092376">
                <text:p>0.284523965092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9134361082688">
                <text:p>0.289134361082688</text:p>
              </table:table-cell>
              <table:table-cell office:value-type="float" office:value="1.0930699063465">
                <text:p>1.0930699063465</text:p>
              </table:table-cell>
              <table:table-cell office:value-type="float" office:value="0.180787043063901">
                <text:p>0.180787043063901</text:p>
              </table:table-cell>
              <table:table-cell office:value-type="float" office:value="1.02814577985555">
                <text:p>1.02814577985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8115463778377">
                <text:p>1.38115463778377</text:p>
              </table:table-cell>
              <table:table-cell office:value-type="float" office:value="24.5011039078236">
                <text:p>24.5011039078236</text:p>
              </table:table-cell>
              <table:table-cell office:value-type="float" office:value="9.19877365231514">
                <text:p>9.19877365231514</text:p>
              </table:table-cell>
              <table:table-cell office:value-type="float" office:value="5.64057799056172">
                <text:p>5.64057799056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56413355702534">
                <text:p>0.0756413355702534</text:p>
              </table:table-cell>
              <table:table-cell office:value-type="float" office:value="0.897101999726147">
                <text:p>0.897101999726147</text:p>
              </table:table-cell>
              <table:table-cell office:value-type="float" office:value="0.592853815760464">
                <text:p>0.592853815760464</text:p>
              </table:table-cell>
              <table:table-cell office:value-type="float" office:value="0.807739445008338">
                <text:p>0.807739445008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6866408865899">
                <text:p>0.136866408865899</text:p>
              </table:table-cell>
              <table:table-cell office:value-type="float" office:value="0.38748505176045">
                <text:p>0.38748505176045</text:p>
              </table:table-cell>
              <table:table-cell office:value-type="float" office:value="0.0849911084515043">
                <text:p>0.0849911084515043</text:p>
              </table:table-cell>
              <table:table-cell office:value-type="float" office:value="0.359274097718298">
                <text:p>0.359274097718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88327636453323">
                <text:p>0.0688327636453323</text:p>
              </table:table-cell>
              <table:table-cell office:value-type="float" office:value="0.263277092017233">
                <text:p>0.263277092017233</text:p>
              </table:table-cell>
              <table:table-cell office:value-type="float" office:value="0.0849879288580269">
                <text:p>0.0849879288580269</text:p>
              </table:table-cell>
              <table:table-cell office:value-type="float" office:value="0.300749117741361">
                <text:p>0.300749117741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1386060123332">
                <text:p>0.101386060123332</text:p>
              </table:table-cell>
              <table:table-cell office:value-type="float" office:value="0.215499414480291">
                <text:p>0.215499414480291</text:p>
              </table:table-cell>
              <table:table-cell office:value-type="float" office:value="0.0798316250438802">
                <text:p>0.0798316250438802</text:p>
              </table:table-cell>
              <table:table-cell office:value-type="float" office:value="0.275142374448478">
                <text:p>0.275142374448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4252727194689">
                <text:p>0.184252727194689</text:p>
              </table:table-cell>
              <table:table-cell office:value-type="float" office:value="0.243656206293963">
                <text:p>0.243656206293963</text:p>
              </table:table-cell>
              <table:table-cell office:value-type="float" office:value="0.121856384794228">
                <text:p>0.121856384794228</text:p>
              </table:table-cell>
              <table:table-cell office:value-type="float" office:value="0.379737437469885">
                <text:p>0.3797374374698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7456679921597">
                <text:p>0.357456679921597</text:p>
              </table:table-cell>
              <table:table-cell office:value-type="float" office:value="24.0557324141264">
                <text:p>24.0557324141264</text:p>
              </table:table-cell>
              <table:table-cell office:value-type="float" office:value="5.31820254400373">
                <text:p>5.31820254400373</text:p>
              </table:table-cell>
              <table:table-cell office:value-type="float" office:value="2.38777324557304">
                <text:p>2.38777324557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8783362116665">
                <text:p>0.268783362116665</text:p>
              </table:table-cell>
              <table:table-cell office:value-type="float" office:value="2.95958761125803">
                <text:p>2.95958761125803</text:p>
              </table:table-cell>
              <table:table-cell office:value-type="float" office:value="1.7186269396916">
                <text:p>1.7186269396916</text:p>
              </table:table-cell>
              <table:table-cell office:value-type="float" office:value="1.51543808169663">
                <text:p>1.515438081696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74897300591692">
                <text:p>0.474897300591692</text:p>
              </table:table-cell>
              <table:table-cell office:value-type="float" office:value="0.327624205965549">
                <text:p>0.327624205965549</text:p>
              </table:table-cell>
              <table:table-cell office:value-type="float" office:value="0.22981278016232">
                <text:p>0.22981278016232</text:p>
              </table:table-cell>
              <table:table-cell office:value-type="float" office:value="0.821635534521192">
                <text:p>0.821635534521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2558491360396">
                <text:p>0.182558491360396</text:p>
              </table:table-cell>
              <table:table-cell office:value-type="float" office:value="0.286076334305108">
                <text:p>0.286076334305108</text:p>
              </table:table-cell>
              <table:table-cell office:value-type="float" office:value="0.189301004866138">
                <text:p>0.189301004866138</text:p>
              </table:table-cell>
              <table:table-cell office:value-type="float" office:value="0.5076908855699">
                <text:p>0.50769088556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4080983218737">
                <text:p>0.0994080983218737</text:p>
              </table:table-cell>
              <table:table-cell office:value-type="float" office:value="0.205587872187607">
                <text:p>0.205587872187607</text:p>
              </table:table-cell>
              <table:table-cell office:value-type="float" office:value="0.0803129587438889">
                <text:p>0.0803129587438889</text:p>
              </table:table-cell>
              <table:table-cell office:value-type="float" office:value="0.251304154517129">
                <text:p>0.251304154517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37258305889554">
                <text:p>0.0737258305889554</text:p>
              </table:table-cell>
              <table:table-cell office:value-type="float" office:value="0.14553997607436">
                <text:p>0.14553997607436</text:p>
              </table:table-cell>
              <table:table-cell office:value-type="float" office:value="0.0897646605153568">
                <text:p>0.0897646605153568</text:p>
              </table:table-cell>
              <table:table-cell office:value-type="float" office:value="0.209189078304917">
                <text:p>0.209189078304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55587408598512">
                <text:p>0.555587408598512</text:p>
              </table:table-cell>
              <table:table-cell office:value-type="float" office:value="20.3986335545778">
                <text:p>20.3986335545778</text:p>
              </table:table-cell>
              <table:table-cell office:value-type="float" office:value="2.80377361923456">
                <text:p>2.80377361923456</text:p>
              </table:table-cell>
              <table:table-cell office:value-type="float" office:value="1.64001400116831">
                <text:p>1.64001400116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68475399329327">
                <text:p>0.0868475399329327</text:p>
              </table:table-cell>
              <table:table-cell office:value-type="float" office:value="0.570475356653333">
                <text:p>0.570475356653333</text:p>
              </table:table-cell>
              <table:table-cell office:value-type="float" office:value="0.284675450529903">
                <text:p>0.284675450529903</text:p>
              </table:table-cell>
              <table:table-cell office:value-type="float" office:value="0.493712199386209">
                <text:p>0.4937121993862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4813465441111">
                <text:p>0.104813465441111</text:p>
              </table:table-cell>
              <table:table-cell office:value-type="float" office:value="0.219463661778718">
                <text:p>0.219463661778718</text:p>
              </table:table-cell>
              <table:table-cell office:value-type="float" office:value="0.150095103890635">
                <text:p>0.150095103890635</text:p>
              </table:table-cell>
              <table:table-cell office:value-type="float" office:value="0.349450972862542">
                <text:p>0.349450972862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71819580020383">
                <text:p>0.0671819580020383</text:p>
              </table:table-cell>
              <table:table-cell office:value-type="float" office:value="0.165587858646177">
                <text:p>0.165587858646177</text:p>
              </table:table-cell>
              <table:table-cell office:value-type="float" office:value="0.0689015723764896">
                <text:p>0.0689015723764896</text:p>
              </table:table-cell>
              <table:table-cell office:value-type="float" office:value="0.159537608851679">
                <text:p>0.1595376088516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83124640595634">
                <text:p>0.0483124640595634</text:p>
              </table:table-cell>
              <table:table-cell office:value-type="float" office:value="0.140150266815908">
                <text:p>0.140150266815908</text:p>
              </table:table-cell>
              <table:table-cell office:value-type="float" office:value="0.0611276554991491">
                <text:p>0.0611276554991491</text:p>
              </table:table-cell>
              <table:table-cell office:value-type="float" office:value="0.116275921755005">
                <text:p>0.116275921755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3277461575344">
                <text:p>0.323277461575344</text:p>
              </table:table-cell>
              <table:table-cell office:value-type="float" office:value="0.418128009187058">
                <text:p>0.418128009187058</text:p>
              </table:table-cell>
              <table:table-cell office:value-type="float" office:value="0.144748424645513">
                <text:p>0.144748424645513</text:p>
              </table:table-cell>
              <table:table-cell office:value-type="float" office:value="0.285554124275222">
                <text:p>0.285554124275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5380059015006">
                <text:p>0.385380059015006</text:p>
              </table:table-cell>
              <table:table-cell office:value-type="float" office:value="10.272010229528">
                <text:p>10.272010229528</text:p>
              </table:table-cell>
              <table:table-cell office:value-type="float" office:value="4.15579229593277">
                <text:p>4.15579229593277</text:p>
              </table:table-cell>
              <table:table-cell office:value-type="float" office:value="1.63620384410024">
                <text:p>1.63620384410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18321503477637">
                <text:p>0.0518321503477637</text:p>
              </table:table-cell>
              <table:table-cell office:value-type="float" office:value="0.470051338197663">
                <text:p>0.470051338197663</text:p>
              </table:table-cell>
              <table:table-cell office:value-type="float" office:value="0.218224755371921">
                <text:p>0.218224755371921</text:p>
              </table:table-cell>
              <table:table-cell office:value-type="float" office:value="0.312807300360873">
                <text:p>0.312807300360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31179679860361">
                <text:p>0.0731179679860361</text:p>
              </table:table-cell>
              <table:table-cell office:value-type="float" office:value="0.18741846724879">
                <text:p>0.18741846724879</text:p>
              </table:table-cell>
              <table:table-cell office:value-type="float" office:value="0.0794042352936231">
                <text:p>0.0794042352936231</text:p>
              </table:table-cell>
              <table:table-cell office:value-type="float" office:value="0.19831104145851">
                <text:p>0.19831104145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21502258582041">
                <text:p>0.0621502258582041</text:p>
              </table:table-cell>
              <table:table-cell office:value-type="float" office:value="0.18566740618553">
                <text:p>0.18566740618553</text:p>
              </table:table-cell>
              <table:table-cell office:value-type="float" office:value="0.0761850023991428">
                <text:p>0.0761850023991428</text:p>
              </table:table-cell>
              <table:table-cell office:value-type="float" office:value="0.158043374540284">
                <text:p>0.158043374540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12039293628186">
                <text:p>0.0612039293628186</text:p>
              </table:table-cell>
              <table:table-cell office:value-type="float" office:value="0.158894239575602">
                <text:p>0.158894239575602</text:p>
              </table:table-cell>
              <table:table-cell office:value-type="float" office:value="0.0845407776068896">
                <text:p>0.0845407776068896</text:p>
              </table:table-cell>
              <table:table-cell office:value-type="float" office:value="0.187504760106094">
                <text:p>0.1875047601060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8266856186092">
                <text:p>0.998266856186092</text:p>
              </table:table-cell>
              <table:table-cell office:value-type="float" office:value="6.3782362267375">
                <text:p>6.3782362267375</text:p>
              </table:table-cell>
              <table:table-cell office:value-type="float" office:value="0.352677161572501">
                <text:p>0.352677161572501</text:p>
              </table:table-cell>
              <table:table-cell office:value-type="float" office:value="0.434165383921936">
                <text:p>0.434165383921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9057560116053">
                <text:p>0.129057560116053</text:p>
              </table:table-cell>
              <table:table-cell office:value-type="float" office:value="5.20731508731842">
                <text:p>5.20731508731842</text:p>
              </table:table-cell>
              <table:table-cell office:value-type="float" office:value="4.13622939959168">
                <text:p>4.13622939959168</text:p>
              </table:table-cell>
              <table:table-cell office:value-type="float" office:value="1.2155338190496">
                <text:p>1.2155338190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27476076968014">
                <text:p>0.0527476076968014</text:p>
              </table:table-cell>
              <table:table-cell office:value-type="float" office:value="0.982845318503678">
                <text:p>0.982845318503678</text:p>
              </table:table-cell>
              <table:table-cell office:value-type="float" office:value="0.633550749626011">
                <text:p>0.633550749626011</text:p>
              </table:table-cell>
              <table:table-cell office:value-type="float" office:value="0.641585735138506">
                <text:p>0.6415857351385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62263191770762">
                <text:p>0.0662263191770762</text:p>
              </table:table-cell>
              <table:table-cell office:value-type="float" office:value="0.194533116882667">
                <text:p>0.194533116882667</text:p>
              </table:table-cell>
              <table:table-cell office:value-type="float" office:value="0.087990723841358">
                <text:p>0.087990723841358</text:p>
              </table:table-cell>
              <table:table-cell office:value-type="float" office:value="0.211133534321561">
                <text:p>0.211133534321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85016964073293">
                <text:p>0.0785016964073293</text:p>
              </table:table-cell>
              <table:table-cell office:value-type="float" office:value="0.207410106668249">
                <text:p>0.207410106668249</text:p>
              </table:table-cell>
              <table:table-cell office:value-type="float" office:value="0.0945908323046751">
                <text:p>0.0945908323046751</text:p>
              </table:table-cell>
              <table:table-cell office:value-type="float" office:value="0.235878062085249">
                <text:p>0.235878062085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19327615317889">
                <text:p>0.0819327615317889</text:p>
              </table:table-cell>
              <table:table-cell office:value-type="float" office:value="0.20154396770522">
                <text:p>0.20154396770522</text:p>
              </table:table-cell>
              <table:table-cell office:value-type="float" office:value="0.0814995946711861">
                <text:p>0.0814995946711861</text:p>
              </table:table-cell>
              <table:table-cell office:value-type="float" office:value="0.231204772717319">
                <text:p>0.2312047727173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03997381404042">
                <text:p>0.603997381404042</text:p>
              </table:table-cell>
              <table:table-cell office:value-type="float" office:value="9.42310597747564">
                <text:p>9.42310597747564</text:p>
              </table:table-cell>
              <table:table-cell office:value-type="float" office:value="3.08766798116267">
                <text:p>3.08766798116267</text:p>
              </table:table-cell>
              <table:table-cell office:value-type="float" office:value="0.276316073723137">
                <text:p>0.276316073723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3358253203332">
                <text:p>0.923358253203332</text:p>
              </table:table-cell>
              <table:table-cell office:value-type="float" office:value="20.1099403202534">
                <text:p>20.1099403202534</text:p>
              </table:table-cell>
              <table:table-cell office:value-type="float" office:value="10.2193262428045">
                <text:p>10.2193262428045</text:p>
              </table:table-cell>
              <table:table-cell office:value-type="float" office:value="1.51802971959114">
                <text:p>1.51802971959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96489298914094">
                <text:p>0.0596489298914094</text:p>
              </table:table-cell>
              <table:table-cell office:value-type="float" office:value="0.357303797500208">
                <text:p>0.357303797500208</text:p>
              </table:table-cell>
              <table:table-cell office:value-type="float" office:value="0.180508388439193">
                <text:p>0.180508388439193</text:p>
              </table:table-cell>
              <table:table-cell office:value-type="float" office:value="0.23714714916423">
                <text:p>0.23714714916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87627180013806">
                <text:p>0.0687627180013806</text:p>
              </table:table-cell>
              <table:table-cell office:value-type="float" office:value="0.163909455295652">
                <text:p>0.163909455295652</text:p>
              </table:table-cell>
              <table:table-cell office:value-type="float" office:value="0.0801839923951775">
                <text:p>0.0801839923951775</text:p>
              </table:table-cell>
              <table:table-cell office:value-type="float" office:value="0.157854985445738">
                <text:p>0.157854985445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46642035664991">
                <text:p>0.0746642035664991</text:p>
              </table:table-cell>
              <table:table-cell office:value-type="float" office:value="0.138664792757481">
                <text:p>0.138664792757481</text:p>
              </table:table-cell>
              <table:table-cell office:value-type="float" office:value="0.076571959652938">
                <text:p>0.076571959652938</text:p>
              </table:table-cell>
              <table:table-cell office:value-type="float" office:value="0.182359392056242">
                <text:p>0.182359392056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46494843042456">
                <text:p>0.0746494843042456</text:p>
              </table:table-cell>
              <table:table-cell office:value-type="float" office:value="0.15812338097021">
                <text:p>0.15812338097021</text:p>
              </table:table-cell>
              <table:table-cell office:value-type="float" office:value="0.0849772186484188">
                <text:p>0.0849772186484188</text:p>
              </table:table-cell>
              <table:table-cell office:value-type="float" office:value="0.231620855629444">
                <text:p>0.2316208556294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3050706861541">
                <text:p>0.303050706861541</text:p>
              </table:table-cell>
              <table:table-cell office:value-type="float" office:value="22.1327412873507">
                <text:p>22.1327412873507</text:p>
              </table:table-cell>
              <table:table-cell office:value-type="float" office:value="1.6866740770638">
                <text:p>1.6866740770638</text:p>
              </table:table-cell>
              <table:table-cell office:value-type="float" office:value="0.314876466291025">
                <text:p>0.314876466291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78272626828402">
                <text:p>0.0678272626828402</text:p>
              </table:table-cell>
              <table:table-cell office:value-type="float" office:value="2.7508728671819">
                <text:p>2.7508728671819</text:p>
              </table:table-cell>
              <table:table-cell office:value-type="float" office:value="0.745301833376288">
                <text:p>0.745301833376288</text:p>
              </table:table-cell>
              <table:table-cell office:value-type="float" office:value="1.54700980056077">
                <text:p>1.54700980056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17382712941617">
                <text:p>0.0917382712941617</text:p>
              </table:table-cell>
              <table:table-cell office:value-type="float" office:value="0.332801952026784">
                <text:p>0.332801952026784</text:p>
              </table:table-cell>
              <table:table-cell office:value-type="float" office:value="0.148960869410075">
                <text:p>0.148960869410075</text:p>
              </table:table-cell>
              <table:table-cell office:value-type="float" office:value="0.22895511938259">
                <text:p>0.228955119382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72684623673558">
                <text:p>0.0472684623673558</text:p>
              </table:table-cell>
              <table:table-cell office:value-type="float" office:value="0.179665032192133">
                <text:p>0.179665032192133</text:p>
              </table:table-cell>
              <table:table-cell office:value-type="float" office:value="0.0720503958291374">
                <text:p>0.0720503958291374</text:p>
              </table:table-cell>
              <table:table-cell office:value-type="float" office:value="0.167290490935557">
                <text:p>0.1672904909355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97537616360933">
                <text:p>0.0697537616360933</text:p>
              </table:table-cell>
              <table:table-cell office:value-type="float" office:value="0.140611387905665">
                <text:p>0.140611387905665</text:p>
              </table:table-cell>
              <table:table-cell office:value-type="float" office:value="0.06564080103999">
                <text:p>0.06564080103999</text:p>
              </table:table-cell>
              <table:table-cell office:value-type="float" office:value="0.159608709509484">
                <text:p>0.159608709509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86299574933946">
                <text:p>0.0586299574933946</text:p>
              </table:table-cell>
              <table:table-cell office:value-type="float" office:value="0.207828954444267">
                <text:p>0.207828954444267</text:p>
              </table:table-cell>
              <table:table-cell office:value-type="float" office:value="0.0856410988490097">
                <text:p>0.0856410988490097</text:p>
              </table:table-cell>
              <table:table-cell office:value-type="float" office:value="0.220196874579415">
                <text:p>0.220196874579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2848398052156">
                <text:p>0.622848398052156</text:p>
              </table:table-cell>
              <table:table-cell office:value-type="float" office:value="22.6207189261913">
                <text:p>22.6207189261913</text:p>
              </table:table-cell>
              <table:table-cell office:value-type="float" office:value="3.40324873104692">
                <text:p>3.40324873104692</text:p>
              </table:table-cell>
              <table:table-cell office:value-type="float" office:value="1.17154931649566">
                <text:p>1.17154931649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75699843163602">
                <text:p>0.0875699843163602</text:p>
              </table:table-cell>
              <table:table-cell office:value-type="float" office:value="1.55425060074776">
                <text:p>1.55425060074776</text:p>
              </table:table-cell>
              <table:table-cell office:value-type="float" office:value="0.710833759512752">
                <text:p>0.710833759512752</text:p>
              </table:table-cell>
              <table:table-cell office:value-type="float" office:value="1.12917262595147">
                <text:p>1.12917262595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40819128218573">
                <text:p>0.0540819128218573</text:p>
              </table:table-cell>
              <table:table-cell office:value-type="float" office:value="0.237344211200252">
                <text:p>0.237344211200252</text:p>
              </table:table-cell>
              <table:table-cell office:value-type="float" office:value="0.135138223413378">
                <text:p>0.135138223413378</text:p>
              </table:table-cell>
              <table:table-cell office:value-type="float" office:value="0.190871593076736">
                <text:p>0.190871593076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8363111799117">
                <text:p>0.0488363111799117</text:p>
              </table:table-cell>
              <table:table-cell office:value-type="float" office:value="0.180465212906711">
                <text:p>0.180465212906711</text:p>
              </table:table-cell>
              <table:table-cell office:value-type="float" office:value="0.0642700979369693">
                <text:p>0.0642700979369693</text:p>
              </table:table-cell>
              <table:table-cell office:value-type="float" office:value="0.125793492770754">
                <text:p>0.1257934927707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66616688249633">
                <text:p>0.0666616688249633</text:p>
              </table:table-cell>
              <table:table-cell office:value-type="float" office:value="0.157469679834321">
                <text:p>0.157469679834321</text:p>
              </table:table-cell>
              <table:table-cell office:value-type="float" office:value="0.0735482608433813">
                <text:p>0.0735482608433813</text:p>
              </table:table-cell>
              <table:table-cell office:value-type="float" office:value="0.210490456083789">
                <text:p>0.2104904560837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2579925917089">
                <text:p>1.12579925917089</text:p>
              </table:table-cell>
              <table:table-cell office:value-type="float" office:value="4.04003728181124">
                <text:p>4.04003728181124</text:p>
              </table:table-cell>
              <table:table-cell office:value-type="float" office:value="0.237685671891086">
                <text:p>0.237685671891086</text:p>
              </table:table-cell>
              <table:table-cell office:value-type="float" office:value="0.340865488396958">
                <text:p>0.3408654883969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1914592273533">
                <text:p>3.01914592273533</text:p>
              </table:table-cell>
              <table:table-cell office:value-type="float" office:value="20.5066800117493">
                <text:p>20.5066800117493</text:p>
              </table:table-cell>
              <table:table-cell office:value-type="float" office:value="14.3585801124573">
                <text:p>14.3585801124573</text:p>
              </table:table-cell>
              <table:table-cell office:value-type="float" office:value="3.5889595746994">
                <text:p>3.58895957469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2153061460704">
                <text:p>0.142153061460704</text:p>
              </table:table-cell>
              <table:table-cell office:value-type="float" office:value="5.38913486525416">
                <text:p>5.38913486525416</text:p>
              </table:table-cell>
              <table:table-cell office:value-type="float" office:value="5.78313739970326">
                <text:p>5.78313739970326</text:p>
              </table:table-cell>
              <table:table-cell office:value-type="float" office:value="2.13265279307961">
                <text:p>2.132652793079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30184045399074">
                <text:p>0.0430184045399074</text:p>
              </table:table-cell>
              <table:table-cell office:value-type="float" office:value="0.226389092858881">
                <text:p>0.226389092858881</text:p>
              </table:table-cell>
              <table:table-cell office:value-type="float" office:value="0.0992128625512123">
                <text:p>0.0992128625512123</text:p>
              </table:table-cell>
              <table:table-cell office:value-type="float" office:value="0.164156459504738">
                <text:p>0.1641564595047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94760900235269">
                <text:p>0.0394760900235269</text:p>
              </table:table-cell>
              <table:table-cell office:value-type="float" office:value="0.159097704454325">
                <text:p>0.159097704454325</text:p>
              </table:table-cell>
              <table:table-cell office:value-type="float" office:value="0.0594899502175394">
                <text:p>0.0594899502175394</text:p>
              </table:table-cell>
              <table:table-cell office:value-type="float" office:value="0.118680407467764">
                <text:p>0.118680407467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79408040014096">
                <text:p>0.0679408040014096</text:p>
              </table:table-cell>
              <table:table-cell office:value-type="float" office:value="0.131105523905717">
                <text:p>0.131105523905717</text:p>
              </table:table-cell>
              <table:table-cell office:value-type="float" office:value="0.0693038164172322">
                <text:p>0.0693038164172322</text:p>
              </table:table-cell>
              <table:table-cell office:value-type="float" office:value="0.146603575558402">
                <text:p>0.1466035755584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06286526413169">
                <text:p>0.0406286526413169</text:p>
              </table:table-cell>
              <table:table-cell office:value-type="float" office:value="0.116776071081404">
                <text:p>0.116776071081404</text:p>
              </table:table-cell>
              <table:table-cell office:value-type="float" office:value="0.0483273215650115">
                <text:p>0.0483273215650115</text:p>
              </table:table-cell>
              <table:table-cell office:value-type="float" office:value="0.102866782981437">
                <text:p>0.1028667829814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95674311323091">
                <text:p>0.0895674311323091</text:p>
              </table:table-cell>
              <table:table-cell office:value-type="float" office:value="3.88794764876366">
                <text:p>3.88794764876366</text:p>
              </table:table-cell>
              <table:table-cell office:value-type="float" office:value="2.38668918609619">
                <text:p>2.38668918609619</text:p>
              </table:table-cell>
              <table:table-cell office:value-type="float" office:value="1.84568308759481">
                <text:p>1.845683087594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75572771090083">
                <text:p>0.0775572771090083</text:p>
              </table:table-cell>
              <table:table-cell office:value-type="float" office:value="0.704386853612959">
                <text:p>0.704386853612959</text:p>
              </table:table-cell>
              <table:table-cell office:value-type="float" office:value="0.629299029242247">
                <text:p>0.629299029242247</text:p>
              </table:table-cell>
              <table:table-cell office:value-type="float" office:value="0.613608513958752">
                <text:p>0.613608513958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5068461531773">
                <text:p>0.135068461531773</text:p>
              </table:table-cell>
              <table:table-cell office:value-type="float" office:value="0.249768578214571">
                <text:p>0.249768578214571</text:p>
              </table:table-cell>
              <table:table-cell office:value-type="float" office:value="0.13338377175387">
                <text:p>0.13338377175387</text:p>
              </table:table-cell>
              <table:table-cell office:value-type="float" office:value="0.364106032066047">
                <text:p>0.364106032066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42946545465384">
                <text:p>0.0542946545465384</text:p>
              </table:table-cell>
              <table:table-cell office:value-type="float" office:value="0.149827043060213">
                <text:p>0.149827043060213</text:p>
              </table:table-cell>
              <table:table-cell office:value-type="float" office:value="0.0599072627665009">
                <text:p>0.0599072627665009</text:p>
              </table:table-cell>
              <table:table-cell office:value-type="float" office:value="0.146292077261023">
                <text:p>0.146292077261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08421430317685">
                <text:p>0.0708421430317685</text:p>
              </table:table-cell>
              <table:table-cell office:value-type="float" office:value="0.155161978909746">
                <text:p>0.155161978909746</text:p>
              </table:table-cell>
              <table:table-cell office:value-type="float" office:value="0.0772626881371252">
                <text:p>0.0772626881371252</text:p>
              </table:table-cell>
              <table:table-cell office:value-type="float" office:value="0.167700796737336">
                <text:p>0.167700796737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5414108899422">
                <text:p>0.45414108899422</text:p>
              </table:table-cell>
              <table:table-cell office:value-type="float" office:value="19.5605754852295">
                <text:p>19.5605754852295</text:p>
              </table:table-cell>
              <table:table-cell office:value-type="float" office:value="1.42472155857831">
                <text:p>1.42472155857831</text:p>
              </table:table-cell>
              <table:table-cell office:value-type="float" office:value="0.206105702091008">
                <text:p>0.206105702091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1856304253452">
                <text:p>0.141856304253452</text:p>
              </table:table-cell>
              <table:table-cell office:value-type="float" office:value="2.89961998350918">
                <text:p>2.89961998350918</text:p>
              </table:table-cell>
              <table:table-cell office:value-type="float" office:value="1.38469354715198">
                <text:p>1.38469354715198</text:p>
              </table:table-cell>
              <table:table-cell office:value-type="float" office:value="1.57451210543513">
                <text:p>1.574512105435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77759092266206">
                <text:p>0.0577759092266206</text:p>
              </table:table-cell>
              <table:table-cell office:value-type="float" office:value="0.614833435975015">
                <text:p>0.614833435975015</text:p>
              </table:table-cell>
              <table:table-cell office:value-type="float" office:value="0.392976333387196">
                <text:p>0.392976333387196</text:p>
              </table:table-cell>
              <table:table-cell office:value-type="float" office:value="0.544832553714514">
                <text:p>0.5448325537145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86176606197842">
                <text:p>0.0786176606197842</text:p>
              </table:table-cell>
              <table:table-cell office:value-type="float" office:value="0.159226576215588">
                <text:p>0.159226576215588</text:p>
              </table:table-cell>
              <table:table-cell office:value-type="float" office:value="0.0767944220569916">
                <text:p>0.0767944220569916</text:p>
              </table:table-cell>
              <table:table-cell office:value-type="float" office:value="0.166258192621171">
                <text:p>0.1662581926211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1504339100793">
                <text:p>0.061504339100793</text:p>
              </table:table-cell>
              <table:table-cell office:value-type="float" office:value="0.146143080201">
                <text:p>0.146143080201</text:p>
              </table:table-cell>
              <table:table-cell office:value-type="float" office:value="0.0559379550395533">
                <text:p>0.0559379550395533</text:p>
              </table:table-cell>
              <table:table-cell office:value-type="float" office:value="0.166209720191546">
                <text:p>0.1662097201915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67745230707806">
                <text:p>0.0467745230707806</text:p>
              </table:table-cell>
              <table:table-cell office:value-type="float" office:value="0.136108646984212">
                <text:p>0.136108646984212</text:p>
              </table:table-cell>
              <table:table-cell office:value-type="float" office:value="0.0500257156090811">
                <text:p>0.0500257156090811</text:p>
              </table:table-cell>
              <table:table-cell office:value-type="float" office:value="0.127830688143149">
                <text:p>0.127830688143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31253404915333">
                <text:p>0.531253404915333</text:p>
              </table:table-cell>
              <table:table-cell office:value-type="float" office:value="21.8513831496239">
                <text:p>21.8513831496239</text:p>
              </table:table-cell>
              <table:table-cell office:value-type="float" office:value="2.35121347941458">
                <text:p>2.35121347941458</text:p>
              </table:table-cell>
              <table:table-cell office:value-type="float" office:value="1.31448521278799">
                <text:p>1.314485212787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30047826841474">
                <text:p>0.0930047826841474</text:p>
              </table:table-cell>
              <table:table-cell office:value-type="float" office:value="1.55535794328898">
                <text:p>1.55535794328898</text:p>
              </table:table-cell>
              <table:table-cell office:value-type="float" office:value="0.950602639932185">
                <text:p>0.950602639932185</text:p>
              </table:table-cell>
              <table:table-cell office:value-type="float" office:value="1.14092265721411">
                <text:p>1.140922657214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30047826841474">
                <text:p>0.0930047826841474</text:p>
              </table:table-cell>
              <table:table-cell office:value-type="float" office:value="1.55535794328898">
                <text:p>1.55535794328898</text:p>
              </table:table-cell>
              <table:table-cell office:value-type="float" office:value="0.950602639932185">
                <text:p>0.950602639932185</text:p>
              </table:table-cell>
              <table:table-cell office:value-type="float" office:value="1.14092265721411">
                <text:p>1.140922657214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42555317224469">
                <text:p>0.0542555317224469</text:p>
              </table:table-cell>
              <table:table-cell office:value-type="float" office:value="0.150873340317048">
                <text:p>0.150873340317048</text:p>
              </table:table-cell>
              <table:table-cell office:value-type="float" office:value="0.0622938678134233">
                <text:p>0.0622938678134233</text:p>
              </table:table-cell>
              <table:table-cell office:value-type="float" office:value="0.157293266966008">
                <text:p>0.157293266966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96542377024889">
                <text:p>0.0596542377024889</text:p>
              </table:table-cell>
              <table:table-cell office:value-type="float" office:value="0.145048397826031">
                <text:p>0.145048397826031</text:p>
              </table:table-cell>
              <table:table-cell office:value-type="float" office:value="0.0949946625041775">
                <text:p>0.0949946625041775</text:p>
              </table:table-cell>
              <table:table-cell office:value-type="float" office:value="0.202474097022787">
                <text:p>0.2024740970227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38231324753724">
                <text:p>0.0538231324753724</text:p>
              </table:table-cell>
              <table:table-cell office:value-type="float" office:value="0.129121413920075">
                <text:p>0.129121413920075</text:p>
              </table:table-cell>
              <table:table-cell office:value-type="float" office:value="0.0513231498189271">
                <text:p>0.0513231498189271</text:p>
              </table:table-cell>
              <table:table-cell office:value-type="float" office:value="0.114307455078233">
                <text:p>0.1143074550782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2527250945568">
                <text:p>5.42527250945568</text:p>
              </table:table-cell>
              <table:table-cell office:value-type="float" office:value="17.7085567265749">
                <text:p>17.7085567265749</text:p>
              </table:table-cell>
              <table:table-cell office:value-type="float" office:value="11.6707868874073">
                <text:p>11.6707868874073</text:p>
              </table:table-cell>
              <table:table-cell office:value-type="float" office:value="3.18960542790592">
                <text:p>3.18960542790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59148647880647">
                <text:p>0.0559148647880647</text:p>
              </table:table-cell>
              <table:table-cell office:value-type="float" office:value="1.23495562002063">
                <text:p>1.23495562002063</text:p>
              </table:table-cell>
              <table:table-cell office:value-type="float" office:value="0.55869243806228">
                <text:p>0.55869243806228</text:p>
              </table:table-cell>
              <table:table-cell office:value-type="float" office:value="0.967005675192922">
                <text:p>0.9670056751929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16499819443561">
                <text:p>0.0616499819443561</text:p>
              </table:table-cell>
              <table:table-cell office:value-type="float" office:value="0.466231344034895">
                <text:p>0.466231344034895</text:p>
              </table:table-cell>
              <table:table-cell office:value-type="float" office:value="0.210083686397411">
                <text:p>0.210083686397411</text:p>
              </table:table-cell>
              <table:table-cell office:value-type="float" office:value="0.267734809312969">
                <text:p>0.267734809312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30930872930912">
                <text:p>0.0230930872930912</text:p>
              </table:table-cell>
              <table:table-cell office:value-type="float" office:value="0.13758652494289">
                <text:p>0.13758652494289</text:p>
              </table:table-cell>
              <table:table-cell office:value-type="float" office:value="0.0569956500839908">
                <text:p>0.0569956500839908</text:p>
              </table:table-cell>
              <table:table-cell office:value-type="float" office:value="0.0841845248942263">
                <text:p>0.0841845248942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52318121865392">
                <text:p>0.0652318121865392</text:p>
              </table:table-cell>
              <table:table-cell office:value-type="float" office:value="0.152973472722806">
                <text:p>0.152973472722806</text:p>
              </table:table-cell>
              <table:table-cell office:value-type="float" office:value="0.0803417933639139">
                <text:p>0.0803417933639139</text:p>
              </table:table-cell>
              <table:table-cell office:value-type="float" office:value="0.203713585506193">
                <text:p>0.2037135855061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52255946281366">
                <text:p>0.0752255946281366</text:p>
              </table:table-cell>
              <table:table-cell office:value-type="float" office:value="0.164801051141694">
                <text:p>0.164801051141694</text:p>
              </table:table-cell>
              <table:table-cell office:value-type="float" office:value="0.0654167452012189">
                <text:p>0.0654167452012189</text:p>
              </table:table-cell>
              <table:table-cell office:value-type="float" office:value="0.17623532039579">
                <text:p>0.176235320395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29129467718303">
                <text:p>3.29129467718303</text:p>
              </table:table-cell>
              <table:table-cell office:value-type="float" office:value="14.4835505634546">
                <text:p>14.4835505634546</text:p>
              </table:table-cell>
              <table:table-cell office:value-type="float" office:value="12.4344388023019">
                <text:p>12.4344388023019</text:p>
              </table:table-cell>
              <table:table-cell office:value-type="float" office:value="4.14556078612804">
                <text:p>4.14556078612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82845745561644">
                <text:p>0.0782845745561644</text:p>
              </table:table-cell>
              <table:table-cell office:value-type="float" office:value="0.763115414883941">
                <text:p>0.763115414883941</text:p>
              </table:table-cell>
              <table:table-cell office:value-type="float" office:value="0.666214327793568">
                <text:p>0.666214327793568</text:p>
              </table:table-cell>
              <table:table-cell office:value-type="float" office:value="0.668506196234375">
                <text:p>0.668506196234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30447578057647">
                <text:p>0.0530447578057647</text:p>
              </table:table-cell>
              <table:table-cell office:value-type="float" office:value="0.364871259080246">
                <text:p>0.364871259080246</text:p>
              </table:table-cell>
              <table:table-cell office:value-type="float" office:value="0.19476079614833">
                <text:p>0.19476079614833</text:p>
              </table:table-cell>
              <table:table-cell office:value-type="float" office:value="0.183233947609551">
                <text:p>0.1832339476095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69712834071834">
                <text:p>0.0369712834071834</text:p>
              </table:table-cell>
              <table:table-cell office:value-type="float" office:value="0.15103597252164">
                <text:p>0.15103597252164</text:p>
              </table:table-cell>
              <table:table-cell office:value-type="float" office:value="0.0615382596151903">
                <text:p>0.0615382596151903</text:p>
              </table:table-cell>
              <table:table-cell office:value-type="float" office:value="0.0866354748723097">
                <text:p>0.0866354748723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01043133833446">
                <text:p>0.0801043133833446</text:p>
              </table:table-cell>
              <table:table-cell office:value-type="float" office:value="0.166453988640569">
                <text:p>0.166453988640569</text:p>
              </table:table-cell>
              <table:table-cell office:value-type="float" office:value="0.0848179697641172">
                <text:p>0.0848179697641172</text:p>
              </table:table-cell>
              <table:table-cell office:value-type="float" office:value="0.227777054533362">
                <text:p>0.227777054533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8954871140886">
                <text:p>0.118954871140886</text:p>
              </table:table-cell>
              <table:table-cell office:value-type="float" office:value="0.166114288731478">
                <text:p>0.166114288731478</text:p>
              </table:table-cell>
              <table:table-cell office:value-type="float" office:value="0.0900356099009514">
                <text:p>0.0900356099009514</text:p>
              </table:table-cell>
              <table:table-cell office:value-type="float" office:value="0.272667413810268">
                <text:p>0.272667413810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